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9688908408832" calcext:value-type="float">
            <text:p>0.0099968891</text:p>
          </table:table-cell>
          <table:table-cell office:value-type="float" office:value="0.000904519102977313" calcext:value-type="float">
            <text:p>0.0009045191</text:p>
          </table:table-cell>
          <table:table-cell office:value-type="float" office:value="0.0000454484995650066" calcext:value-type="float">
            <text:p>4.54484995650066E-05</text:p>
          </table:table-cell>
          <table:table-cell table:style-name="ce1" office:value-type="float" office:value="0.00000161406432072223" calcext:value-type="float">
            <text:p>1.61E-06</text:p>
          </table:table-cell>
          <table:table-cell table:style-name="ce1" office:value-type="float" office:value="0.00000147298198099271" calcext:value-type="float">
            <text:p>1.47E-06</text:p>
          </table:table-cell>
          <table:table-cell table:style-name="ce1" office:value-type="float" office:value="0.0000000119348049830877" calcext:value-type="float">
            <text:p>1.19E-08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0311091591168111" calcext:value-type="float">
            <text:p>3.11091591168111E-06</text:p>
          </table:table-cell>
          <table:table-cell table:formula="of:=([.J4]/[.I4])*100" office:value-type="float" office:value="0.0311091591168111" calcext:value-type="float">
            <text:p>0.0311091591</text:p>
          </table:table-cell>
          <table:table-cell/>
          <table:table-cell table:formula="of:=[.J4]/[.H4]" office:value-type="float" office:value="0.00311091591168111" calcext:value-type="float">
            <text:p>0.0031109159</text:p>
          </table:table-cell>
          <table:table-cell table:formula="of:=([.B4]+[.D4])/([.C4]+[.E4]+[.F4])" office:value-type="float" office:value="19.306780493491" calcext:value-type="float">
            <text:p>19.3067804935</text:p>
          </table:table-cell>
          <table:table-cell table:formula="of:=([.B4]+[.D4])/(2*[.C4]+2*[.E4]+2*[.F4])" office:value-type="float" office:value="9.65339024674548" calcext:value-type="float">
            <text:p>9.6533902467</text:p>
          </table:table-cell>
          <table:table-cell table:formula="of:=([.B4]+[.D4])/([.B4]+(2*[.C4])+[.D4]+(2*[.E4])+(2*[.F4]))" office:value-type="float" office:value="0.906133167298035" calcext:value-type="float">
            <text:p>0.9061331673</text:p>
          </table:table-cell>
          <table:table-cell table:formula="of:=[.D4]/([.B4]+[.D4])" office:value-type="float" office:value="0.00178126613060104" calcext:value-type="float">
            <text:p>0.0017812661</text:p>
          </table:table-cell>
          <table:table-cell table:formula="of:=([.E4]+(2*[.F4]))/(2*([.C4]+[.E4]+[.F4]))" office:value-type="float" office:value="0.0159465441399468" calcext:value-type="float">
            <text:p>0.0159465441</text:p>
          </table:table-cell>
          <table:table-cell table:formula="of:=([.P4]*[.Q4])+((1-[.P4])*[.R4])" office:value-type="float" office:value="0.00311091591168111" calcext:value-type="float">
            <text:p>0.0031109159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937695431295" calcext:value-type="float">
            <text:p>0.0199937695</text:p>
          </table:table-cell>
          <table:table-cell office:value-type="float" office:value="0.000900714391103273" calcext:value-type="float">
            <text:p>0.0009007144</text:p>
          </table:table-cell>
          <table:table-cell office:value-type="float" office:value="0.000045066960316617" calcext:value-type="float">
            <text:p>0.000045067</text:p>
          </table:table-cell>
          <table:table-cell table:style-name="ce1" office:value-type="float" office:value="0.00000321454865884199" calcext:value-type="float">
            <text:p>3.21E-06</text:p>
          </table:table-cell>
          <table:table-cell table:style-name="ce1" office:value-type="float" office:value="0.00000292123139303573" calcext:value-type="float">
            <text:p>2.92E-06</text:p>
          </table:table-cell>
          <table:table-cell table:style-name="ce1" office:value-type="float" office:value="0.0000000473384092897817" calcext:value-type="float">
            <text:p>4.73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0623045687045728" calcext:value-type="float">
            <text:p>6.23045687045728E-06</text:p>
          </table:table-cell>
          <table:table-cell table:formula="of:=([.J5]/[.I5])*100" office:value-type="float" office:value="0.0311522843522864" calcext:value-type="float">
            <text:p>0.0311522844</text:p>
          </table:table-cell>
          <table:table-cell/>
          <table:table-cell table:formula="of:=[.J5]/[.H5]" office:value-type="float" office:value="0.00623045687045728" calcext:value-type="float">
            <text:p>0.0062304569</text:p>
          </table:table-cell>
          <table:table-cell table:formula="of:=([.B5]+[.D5])/([.C5]+[.E5]+[.F5])" office:value-type="float" office:value="18.8179236811557" calcext:value-type="float">
            <text:p>18.8179236812</text:p>
          </table:table-cell>
          <table:table-cell table:formula="of:=([.B5]+[.D5])/(2*[.C5]+2*[.E5]+2*[.F5])" office:value-type="float" office:value="9.40896184057784" calcext:value-type="float">
            <text:p>9.4089618406</text:p>
          </table:table-cell>
          <table:table-cell table:formula="of:=([.B5]+[.D5])/([.B5]+(2*[.C5])+[.D5]+(2*[.E5])+(2*[.F5]))" office:value-type="float" office:value="0.903928939762115" calcext:value-type="float">
            <text:p>0.9039289398</text:p>
          </table:table-cell>
          <table:table-cell table:formula="of:=[.D5]/([.B5]+[.D5])" office:value-type="float" office:value="0.00355619619799755" calcext:value-type="float">
            <text:p>0.0035561962</text:p>
          </table:table-cell>
          <table:table-cell table:formula="of:=([.E5]+(2*[.F5]))/(2*([.C5]+[.E5]+[.F5]))" office:value-type="float" office:value="0.0313924734893889" calcext:value-type="float">
            <text:p>0.0313924735</text:p>
          </table:table-cell>
          <table:table-cell table:formula="of:=([.P5]*[.Q5])+((1-[.P5])*[.R5])" office:value-type="float" office:value="0.00623045687045728" calcext:value-type="float">
            <text:p>0.0062304569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906422407708" calcext:value-type="float">
            <text:p>0.0299906422</text:p>
          </table:table-cell>
          <table:table-cell office:value-type="float" office:value="0.000896920926788524" calcext:value-type="float">
            <text:p>0.0008969209</text:p>
          </table:table-cell>
          <table:table-cell office:value-type="float" office:value="0.0000446881501220163" calcext:value-type="float">
            <text:p>4.46881501220163E-05</text:p>
          </table:table-cell>
          <table:table-cell table:style-name="ce1" office:value-type="float" office:value="0.00000480151338209317" calcext:value-type="float">
            <text:p>4.80E-06</text:p>
          </table:table-cell>
          <table:table-cell table:style-name="ce1" office:value-type="float" office:value="0.00000434501373822987" calcext:value-type="float">
            <text:p>4.35E-06</text:p>
          </table:table-cell>
          <table:table-cell table:style-name="ce1" office:value-type="float" office:value="0.000000105616054445411" calcext:value-type="float">
            <text:p>1.06E-07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0935775922921386" calcext:value-type="float">
            <text:p>9.35775922921386E-06</text:p>
          </table:table-cell>
          <table:table-cell table:formula="of:=([.J6]/[.I6])*100" office:value-type="float" office:value="0.0311925307640462" calcext:value-type="float">
            <text:p>0.0311925308</text:p>
          </table:table-cell>
          <table:table-cell/>
          <table:table-cell table:formula="of:=[.J6]/[.H6]" office:value-type="float" office:value="0.00935775922921386" calcext:value-type="float">
            <text:p>0.0093577592</text:p>
          </table:table-cell>
          <table:table-cell table:formula="of:=([.B6]+[.D6])/([.C6]+[.E6]+[.F6])" office:value-type="float" office:value="18.3505256283545" calcext:value-type="float">
            <text:p>18.3505256284</text:p>
          </table:table-cell>
          <table:table-cell table:formula="of:=([.B6]+[.D6])/(2*[.C6]+2*[.E6]+2*[.F6])" office:value-type="float" office:value="9.17526281417723" calcext:value-type="float">
            <text:p>9.1752628142</text:p>
          </table:table-cell>
          <table:table-cell table:formula="of:=([.B6]+[.D6])/([.B6]+(2*[.C6])+[.D6]+(2*[.E6])+(2*[.F6]))" office:value-type="float" office:value="0.901722440170617" calcext:value-type="float">
            <text:p>0.9017224402</text:p>
          </table:table-cell>
          <table:table-cell table:formula="of:=[.D6]/([.B6]+[.D6])" office:value-type="float" office:value="0.00532482410128849" calcext:value-type="float">
            <text:p>0.0053248241</text:p>
          </table:table-cell>
          <table:table-cell table:formula="of:=([.E6]+(2*[.F6]))/(2*([.C6]+[.E6]+[.F6]))" office:value-type="float" office:value="0.0463609989404566" calcext:value-type="float">
            <text:p>0.0463609989</text:p>
          </table:table-cell>
          <table:table-cell table:formula="of:=([.P6]*[.Q6])+((1-[.P6])*[.R6])" office:value-type="float" office:value="0.00935775922921386" calcext:value-type="float">
            <text:p>0.0093577592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984367678769" calcext:value-type="float">
            <text:p>0.0499843677</text:p>
          </table:table-cell>
          <table:table-cell office:value-type="float" office:value="0.000889369708359256" calcext:value-type="float">
            <text:p>0.0008893697</text:p>
          </table:table-cell>
          <table:table-cell office:value-type="float" office:value="0.0000439388544610674" calcext:value-type="float">
            <text:p>4.39388544610674E-05</text:p>
          </table:table-cell>
          <table:table-cell table:style-name="ce1" office:value-type="float" office:value="0.00000793514297714047" calcext:value-type="float">
            <text:p>7.94E-06</text:p>
          </table:table-cell>
          <table:table-cell table:style-name="ce1" office:value-type="float" office:value="0.00000712026148763509" calcext:value-type="float">
            <text:p>7.12E-06</text:p>
          </table:table-cell>
          <table:table-cell table:style-name="ce1" office:value-type="float" office:value="0.000000288458383099298" calcext:value-type="float">
            <text:p>2.88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0156323212309742" calcext:value-type="float">
            <text:p>1.56323212309742E-05</text:p>
          </table:table-cell>
          <table:table-cell table:formula="of:=([.J7]/[.I7])*100" office:value-type="float" office:value="0.0312646424619483" calcext:value-type="float">
            <text:p>0.0312646425</text:p>
          </table:table-cell>
          <table:table-cell/>
          <table:table-cell table:formula="of:=[.J7]/[.H7]" office:value-type="float" office:value="0.0156323212309742" calcext:value-type="float">
            <text:p>0.0156323212</text:p>
          </table:table-cell>
          <table:table-cell table:formula="of:=([.B7]+[.D7])/([.C7]+[.E7]+[.F7])" office:value-type="float" office:value="17.4751166537707" calcext:value-type="float">
            <text:p>17.4751166538</text:p>
          </table:table-cell>
          <table:table-cell table:formula="of:=([.B7]+[.D7])/(2*[.C7]+2*[.E7]+2*[.F7])" office:value-type="float" office:value="8.73755832688533" calcext:value-type="float">
            <text:p>8.7375583269</text:p>
          </table:table-cell>
          <table:table-cell table:formula="of:=([.B7]+[.D7])/([.B7]+(2*[.C7])+[.D7]+(2*[.E7])+(2*[.F7]))" office:value-type="float" office:value="0.897304851336396" calcext:value-type="float">
            <text:p>0.8973048513</text:p>
          </table:table-cell>
          <table:table-cell table:formula="of:=[.D7]/([.B7]+[.D7])" office:value-type="float" office:value="0.00884330778477605" calcext:value-type="float">
            <text:p>0.0088433078</text:p>
          </table:table-cell>
          <table:table-cell table:formula="of:=([.E7]+(2*[.F7]))/(2*([.C7]+[.E7]+[.F7]))" office:value-type="float" office:value="0.0749517221991389" calcext:value-type="float">
            <text:p>0.0749517222</text:p>
          </table:table-cell>
          <table:table-cell table:formula="of:=([.P7]*[.Q7])+((1-[.P7])*[.R7])" office:value-type="float" office:value="0.0156323212309742" calcext:value-type="float">
            <text:p>0.0156323212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9749177644892" calcext:value-type="float">
            <text:p>0.0799749178</text:p>
          </table:table-cell>
          <table:table-cell office:value-type="float" office:value="0.000878138940554759" calcext:value-type="float">
            <text:p>0.0008781389</text:p>
          </table:table-cell>
          <table:table-cell office:value-type="float" office:value="0.0000428361603399302" calcext:value-type="float">
            <text:p>4.28361603399302E-05</text:p>
          </table:table-cell>
          <table:table-cell office:value-type="float" office:value="0.0000125358924858643" calcext:value-type="float">
            <text:p>1.25358924858643E-05</text:p>
          </table:table-cell>
          <table:table-cell office:value-type="float" office:value="0.000011106503254526" calcext:value-type="float">
            <text:p>1.1106503254526E-05</text:p>
          </table:table-cell>
          <table:table-cell table:style-name="ce1" office:value-type="float" office:value="0.000000719919885231932" calcext:value-type="float">
            <text:p>7.20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0250822355108541" calcext:value-type="float">
            <text:p>2.50822355108541E-05</text:p>
          </table:table-cell>
          <table:table-cell table:formula="of:=([.J8]/[.I8])*100" office:value-type="float" office:value="0.0313527943885677" calcext:value-type="float">
            <text:p>0.0313527944</text:p>
          </table:table-cell>
          <table:table-cell/>
          <table:table-cell table:formula="of:=[.J8]/[.H8]" office:value-type="float" office:value="0.0250822355108541" calcext:value-type="float">
            <text:p>0.0250822355</text:p>
          </table:table-cell>
          <table:table-cell table:formula="of:=([.B8]+[.D8])/([.C8]+[.E8]+[.F8])" office:value-type="float" office:value="16.2940493540995" calcext:value-type="float">
            <text:p>16.2940493541</text:p>
          </table:table-cell>
          <table:table-cell table:formula="of:=([.B8]+[.D8])/(2*[.C8]+2*[.E8]+2*[.F8])" office:value-type="float" office:value="8.14702467704976" calcext:value-type="float">
            <text:p>8.147024677</text:p>
          </table:table-cell>
          <table:table-cell table:formula="of:=([.B8]+[.D8])/([.B8]+(2*[.C8])+[.D8]+(2*[.E8])+(2*[.F8]))" office:value-type="float" office:value="0.890674833040624" calcext:value-type="float">
            <text:p>0.890674833</text:p>
          </table:table-cell>
          <table:table-cell table:formula="of:=[.D8]/([.B8]+[.D8])" office:value-type="float" office:value="0.0140746005397601" calcext:value-type="float">
            <text:p>0.0140746005</text:p>
          </table:table-cell>
          <table:table-cell table:formula="of:=([.E8]+(2*[.F8]))/(2*([.C8]+[.E8]+[.F8]))" office:value-type="float" office:value="0.114761709256314" calcext:value-type="float">
            <text:p>0.1147617093</text:p>
          </table:table-cell>
          <table:table-cell table:formula="of:=([.P8]*[.Q8])+((1-[.P8])*[.R8])" office:value-type="float" office:value="0.0250822355108541" calcext:value-type="float">
            <text:p>0.0250822355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9686010715759" calcext:value-type="float">
            <text:p>0.0999686011</text:p>
          </table:table-cell>
          <table:table-cell office:value-type="float" office:value="0.000870720577155822" calcext:value-type="float">
            <text:p>0.0008707206</text:p>
          </table:table-cell>
          <table:table-cell office:value-type="float" office:value="0.0000421154726694566" calcext:value-type="float">
            <text:p>4.21154726694566E-05</text:p>
          </table:table-cell>
          <table:table-cell office:value-type="float" office:value="0.0000155374821670167" calcext:value-type="float">
            <text:p>1.55374821670167E-05</text:p>
          </table:table-cell>
          <table:table-cell office:value-type="float" office:value="0.0000136495490811699" calcext:value-type="float">
            <text:p>1.36495490811699E-05</text:p>
          </table:table-cell>
          <table:table-cell table:style-name="ce1" office:value-type="float" office:value="0.00000110594858795437" calcext:value-type="float">
            <text:p>1.11E-06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0313989284240953" calcext:value-type="float">
            <text:p>3.13989284240953E-05</text:p>
          </table:table-cell>
          <table:table-cell table:formula="of:=([.J9]/[.I9])*100" office:value-type="float" office:value="0.0313989284240953" calcext:value-type="float">
            <text:p>0.0313989284</text:p>
          </table:table-cell>
          <table:table-cell/>
          <table:table-cell table:formula="of:=[.J9]/[.H9]" office:value-type="float" office:value="0.0313989284240953" calcext:value-type="float">
            <text:p>0.0313989284</text:p>
          </table:table-cell>
          <table:table-cell table:formula="of:=([.B9]+[.D9])/([.C9]+[.E9]+[.F9])" office:value-type="float" office:value="15.5836634058907" calcext:value-type="float">
            <text:p>15.5836634059</text:p>
          </table:table-cell>
          <table:table-cell table:formula="of:=([.B9]+[.D9])/(2*[.C9]+2*[.E9]+2*[.F9])" office:value-type="float" office:value="7.79183170294536" calcext:value-type="float">
            <text:p>7.7918317029</text:p>
          </table:table-cell>
          <table:table-cell table:formula="of:=([.B9]+[.D9])/([.B9]+(2*[.C9])+[.D9]+(2*[.E9])+(2*[.F9]))" office:value-type="float" office:value="0.886258059322839" calcext:value-type="float">
            <text:p>0.8862580593</text:p>
          </table:table-cell>
          <table:table-cell table:formula="of:=[.D9]/([.B9]+[.D9])" office:value-type="float" office:value="0.017531555288635" calcext:value-type="float">
            <text:p>0.0175315553</text:p>
          </table:table-cell>
          <table:table-cell table:formula="of:=([.E9]+(2*[.F9]))/(2*([.C9]+[.E9]+[.F9]))" office:value-type="float" office:value="0.139451166057548" calcext:value-type="float">
            <text:p>0.1394511661</text:p>
          </table:table-cell>
          <table:table-cell table:formula="of:=([.P9]*[.Q9])+((1-[.P9])*[.R9])" office:value-type="float" office:value="0.0313989284240953" calcext:value-type="float">
            <text:p>0.0313989284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937009747162" calcext:value-type="float">
            <text:p>0.1999370097</text:p>
          </table:table-cell>
          <table:table-cell office:value-type="float" office:value="0.000834552728186889" calcext:value-type="float">
            <text:p>0.0008345527</text:p>
          </table:table-cell>
          <table:table-cell office:value-type="float" office:value="0.0000386893671276982" calcext:value-type="float">
            <text:p>3.86893671276982E-05</text:p>
          </table:table-cell>
          <table:table-cell office:value-type="float" office:value="0.000029784148885579" calcext:value-type="float">
            <text:p>2.9784148885579E-05</text:p>
          </table:table-cell>
          <table:table-cell office:value-type="float" office:value="0.0000250782847197167" calcext:value-type="float">
            <text:p>2.50782847197167E-05</text:p>
          </table:table-cell>
          <table:table-cell table:style-name="ce1" office:value-type="float" office:value="0.00000406390961635119" calcext:value-type="float">
            <text:p>4.06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0629902528379981" calcext:value-type="float">
            <text:p>6.29902528379981E-05</text:p>
          </table:table-cell>
          <table:table-cell table:formula="of:=([.J10]/[.I10])*100" office:value-type="float" office:value="0.031495126418999" calcext:value-type="float">
            <text:p>0.0314951264</text:p>
          </table:table-cell>
          <table:table-cell/>
          <table:table-cell table:formula="of:=[.J10]/[.H10]" office:value-type="float" office:value="0.0629902528379981" calcext:value-type="float">
            <text:p>0.0629902528</text:p>
          </table:table-cell>
          <table:table-cell table:formula="of:=([.B10]+[.D10])/([.C10]+[.E10]+[.F10])" office:value-type="float" office:value="12.7423998271686" calcext:value-type="float">
            <text:p>12.7423998272</text:p>
          </table:table-cell>
          <table:table-cell table:formula="of:=([.B10]+[.D10])/(2*[.C10]+2*[.E10]+2*[.F10])" office:value-type="float" office:value="6.37119991358429" calcext:value-type="float">
            <text:p>6.3711999136</text:p>
          </table:table-cell>
          <table:table-cell table:formula="of:=([.B10]+[.D10])/([.B10]+(2*[.C10])+[.D10]+(2*[.E10])+(2*[.F10]))" office:value-type="float" office:value="0.864336877072468" calcext:value-type="float">
            <text:p>0.8643368771</text:p>
          </table:table-cell>
          <table:table-cell table:formula="of:=[.D10]/([.B10]+[.D10])" office:value-type="float" office:value="0.0344589588569433" calcext:value-type="float">
            <text:p>0.0344589589</text:p>
          </table:table-cell>
          <table:table-cell table:formula="of:=([.E10]+(2*[.F10]))/(2*([.C10]+[.E10]+[.F10]))" office:value-type="float" office:value="0.244768830584542" calcext:value-type="float">
            <text:p>0.2447688306</text:p>
          </table:table-cell>
          <table:table-cell table:formula="of:=([.P10]*[.Q10])+((1-[.P10])*[.R10])" office:value-type="float" office:value="0.0629902528379981" calcext:value-type="float">
            <text:p>0.0629902528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905785323467" calcext:value-type="float">
            <text:p>0.2999057853</text:p>
          </table:table-cell>
          <table:table-cell office:value-type="float" office:value="0.000800090419310645" calcext:value-type="float">
            <text:p>0.0008000904</text:p>
          </table:table-cell>
          <table:table-cell office:value-type="float" office:value="0.0000355600369224876" calcext:value-type="float">
            <text:p>0.00003556</text:p>
          </table:table-cell>
          <table:table-cell office:value-type="float" office:value="0.0000428313865776657" calcext:value-type="float">
            <text:p>4.28313865776657E-05</text:p>
          </table:table-cell>
          <table:table-cell office:value-type="float" office:value="0.0000345748303115579" calcext:value-type="float">
            <text:p>3.45748303115579E-05</text:p>
          </table:table-cell>
          <table:table-cell table:style-name="ce1" office:value-type="float" office:value="0.00000840422982179936" calcext:value-type="float">
            <text:p>8.40E-06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0942146765328223" calcext:value-type="float">
            <text:p>9.42146765328223E-05</text:p>
          </table:table-cell>
          <table:table-cell table:formula="of:=([.J11]/[.I11])*100" office:value-type="float" office:value="0.0314048921776074" calcext:value-type="float">
            <text:p>0.0314048922</text:p>
          </table:table-cell>
          <table:table-cell/>
          <table:table-cell table:formula="of:=[.J11]/[.H11]" office:value-type="float" office:value="0.0942146765328223" calcext:value-type="float">
            <text:p>0.0942146765</text:p>
          </table:table-cell>
          <table:table-cell table:formula="of:=([.B11]+[.D11])/([.C11]+[.E11]+[.F11])" office:value-type="float" office:value="10.7325120543333" calcext:value-type="float">
            <text:p>10.7325120543</text:p>
          </table:table-cell>
          <table:table-cell table:formula="of:=([.B11]+[.D11])/(2*[.C11]+2*[.E11]+2*[.F11])" office:value-type="float" office:value="5.36625602716667" calcext:value-type="float">
            <text:p>5.3662560272</text:p>
          </table:table-cell>
          <table:table-cell table:formula="of:=([.B11]+[.D11])/([.B11]+(2*[.C11])+[.D11]+(2*[.E11])+(2*[.F11]))" office:value-type="float" office:value="0.84292180588831" calcext:value-type="float">
            <text:p>0.8429218059</text:p>
          </table:table-cell>
          <table:table-cell table:formula="of:=[.D11]/([.B11]+[.D11])" office:value-type="float" office:value="0.0508130010144037" calcext:value-type="float">
            <text:p>0.050813001</text:p>
          </table:table-cell>
          <table:table-cell table:formula="of:=([.E11]+(2*[.F11]))/(2*([.C11]+[.E11]+[.F11]))" office:value-type="float" office:value="0.327119179372668" calcext:value-type="float">
            <text:p>0.3271191794</text:p>
          </table:table-cell>
          <table:table-cell table:formula="of:=([.P11]*[.Q11])+((1-[.P11])*[.R11])" office:value-type="float" office:value="0.0942146765328223" calcext:value-type="float">
            <text:p>0.0942146765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845833707723" calcext:value-type="float">
            <text:p>0.4998458337</text:p>
          </table:table-cell>
          <table:table-cell office:value-type="float" office:value="0.000736685447043553" calcext:value-type="float">
            <text:p>0.0007366854</text:p>
          </table:table-cell>
          <table:table-cell office:value-type="float" office:value="0.0000301472876300539" calcext:value-type="float">
            <text:p>3.01472876300539E-05</text:p>
          </table:table-cell>
          <table:table-cell office:value-type="float" office:value="0.0000657289035352229" calcext:value-type="float">
            <text:p>6.57289035352229E-05</text:p>
          </table:table-cell>
          <table:table-cell office:value-type="float" office:value="0.0000488536854193244" calcext:value-type="float">
            <text:p>4.88536854193244E-05</text:p>
          </table:table-cell>
          <table:table-cell table:style-name="ce1" office:value-type="float" office:value="0.0000197918516612339" calcext:value-type="float">
            <text:p>1.98E-05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154166292277015" calcext:value-type="float">
            <text:p>0.0001541663</text:p>
          </table:table-cell>
          <table:table-cell table:formula="of:=([.J12]/[.I12])*100" office:value-type="float" office:value="0.030833258455403" calcext:value-type="float">
            <text:p>0.0308332585</text:p>
          </table:table-cell>
          <table:table-cell/>
          <table:table-cell table:formula="of:=[.J12]/[.H12]" office:value-type="float" office:value="0.154166292277015" calcext:value-type="float">
            <text:p>0.1541662923</text:p>
          </table:table-cell>
          <table:table-cell table:formula="of:=([.B12]+[.D12])/([.C12]+[.E12]+[.F12])" office:value-type="float" office:value="8.12219260790689" calcext:value-type="float">
            <text:p>8.1221926079</text:p>
          </table:table-cell>
          <table:table-cell table:formula="of:=([.B12]+[.D12])/(2*[.C12]+2*[.E12]+2*[.F12])" office:value-type="float" office:value="4.06109630395345" calcext:value-type="float">
            <text:p>4.061096304</text:p>
          </table:table-cell>
          <table:table-cell table:formula="of:=([.B12]+[.D12])/([.B12]+(2*[.C12])+[.D12]+(2*[.E12])+(2*[.F12]))" office:value-type="float" office:value="0.802414350578776" calcext:value-type="float">
            <text:p>0.8024143506</text:p>
          </table:table-cell>
          <table:table-cell table:formula="of:=[.D12]/([.B12]+[.D12])" office:value-type="float" office:value="0.0819139182740352" calcext:value-type="float">
            <text:p>0.0819139183</text:p>
          </table:table-cell>
          <table:table-cell table:formula="of:=([.E12]+(2*[.F12]))/(2*([.C12]+[.E12]+[.F12]))" office:value-type="float" office:value="0.447590141292378" calcext:value-type="float">
            <text:p>0.4475901413</text:p>
          </table:table-cell>
          <table:table-cell table:formula="of:=([.P12]*[.Q12])+((1-[.P12])*[.R12])" office:value-type="float" office:value="0.154166292277015" calcext:value-type="float">
            <text:p>0.1541662923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764550289052" calcext:value-type="float">
            <text:p>0.7997645503</text:p>
          </table:table-cell>
          <table:table-cell office:value-type="float" office:value="0.000655069140195792" calcext:value-type="float">
            <text:p>0.0006550691</text:p>
          </table:table-cell>
          <table:table-cell office:value-type="float" office:value="0.0000238373703821672" calcext:value-type="float">
            <text:p>2.38373703821672E-05</text:p>
          </table:table-cell>
          <table:table-cell office:value-type="float" office:value="0.0000935163421225708" calcext:value-type="float">
            <text:p>9.35163421225708E-05</text:p>
          </table:table-cell>
          <table:table-cell office:value-type="float" office:value="0.0000618064080918144" calcext:value-type="float">
            <text:p>6.18064080918144E-05</text:p>
          </table:table-cell>
          <table:table-cell table:style-name="ce1" office:value-type="float" office:value="0.0000400634803668368" calcext:value-type="float">
            <text:p>4.01E-05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235449710948059" calcext:value-type="float">
            <text:p>0.0002354497</text:p>
          </table:table-cell>
          <table:table-cell table:formula="of:=([.J13]/[.I13])*100" office:value-type="float" office:value="0.0294312138685074" calcext:value-type="float">
            <text:p>0.0294312139</text:p>
          </table:table-cell>
          <table:table-cell/>
          <table:table-cell table:formula="of:=[.J13]/[.H13]" office:value-type="float" office:value="0.235449710948059" calcext:value-type="float">
            <text:p>0.2354497109</text:p>
          </table:table-cell>
          <table:table-cell table:formula="of:=([.B13]+[.D13])/([.C13]+[.E13]+[.F13])" office:value-type="float" office:value="5.95499010336616" calcext:value-type="float">
            <text:p>5.9549901034</text:p>
          </table:table-cell>
          <table:table-cell table:formula="of:=([.B13]+[.D13])/(2*[.C13]+2*[.E13]+2*[.F13])" office:value-type="float" office:value="2.97749505168308" calcext:value-type="float">
            <text:p>2.9774950517</text:p>
          </table:table-cell>
          <table:table-cell table:formula="of:=([.B13]+[.D13])/([.B13]+(2*[.C13])+[.D13]+(2*[.E13])+(2*[.F13]))" office:value-type="float" office:value="0.748585482318363" calcext:value-type="float">
            <text:p>0.7485854823</text:p>
          </table:table-cell>
          <table:table-cell table:formula="of:=[.D13]/([.B13]+[.D13])" office:value-type="float" office:value="0.124924065896859" calcext:value-type="float">
            <text:p>0.1249240659</text:p>
          </table:table-cell>
          <table:table-cell table:formula="of:=([.E13]+(2*[.F13]))/(2*([.C13]+[.E13]+[.F13]))" office:value-type="float" office:value="0.564539272172089" calcext:value-type="float">
            <text:p>0.5645392722</text:p>
          </table:table-cell>
          <table:table-cell table:formula="of:=([.P13]*[.Q13])+((1-[.P13])*[.R13])" office:value-type="float" office:value="0.235449710948059" calcext:value-type="float">
            <text:p>0.2354497109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716568239744" calcext:value-type="float">
            <text:p>0.9997165682</text:p>
          </table:table-cell>
          <table:table-cell office:value-type="float" office:value="0.000608696707126341" calcext:value-type="float">
            <text:p>0.0006086967</text:p>
          </table:table-cell>
          <table:table-cell office:value-type="float" office:value="0.0000205819238943514" calcext:value-type="float">
            <text:p>2.05819238943514E-05</text:p>
          </table:table-cell>
          <table:table-cell office:value-type="float" office:value="0.000108621566691771" calcext:value-type="float">
            <text:p>0.0001086216</text:p>
          </table:table-cell>
          <table:table-cell office:value-type="float" office:value="0.0000667076848285682" calcext:value-type="float">
            <text:p>6.67076848285682E-05</text:p>
          </table:table-cell>
          <table:table-cell table:style-name="ce1" office:value-type="float" office:value="0.0000540512543680241" calcext:value-type="float">
            <text:p>5.41E-05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283431760256388" calcext:value-type="float">
            <text:p>0.0002834318</text:p>
          </table:table-cell>
          <table:table-cell table:formula="of:=([.J14]/[.I14])*100" office:value-type="float" office:value="0.0283431760256388" calcext:value-type="float">
            <text:p>0.028343176</text:p>
          </table:table-cell>
          <table:table-cell/>
          <table:table-cell table:formula="of:=[.J14]/[.H14]" office:value-type="float" office:value="0.283431760256388" calcext:value-type="float">
            <text:p>0.2834317603</text:p>
          </table:table-cell>
          <table:table-cell table:formula="of:=([.B14]+[.D14])/([.C14]+[.E14]+[.F14])" office:value-type="float" office:value="5.07509476121258" calcext:value-type="float">
            <text:p>5.0750947612</text:p>
          </table:table-cell>
          <table:table-cell table:formula="of:=([.B14]+[.D14])/(2*[.C14]+2*[.E14]+2*[.F14])" office:value-type="float" office:value="2.53754738060629" calcext:value-type="float">
            <text:p>2.5375473806</text:p>
          </table:table-cell>
          <table:table-cell table:formula="of:=([.B14]+[.D14])/([.B14]+(2*[.C14])+[.D14]+(2*[.E14])+(2*[.F14]))" office:value-type="float" office:value="0.717318273818113" calcext:value-type="float">
            <text:p>0.7173182738</text:p>
          </table:table-cell>
          <table:table-cell table:formula="of:=[.D14]/([.B14]+[.D14])" office:value-type="float" office:value="0.151427296161862" calcext:value-type="float">
            <text:p>0.1514272962</text:p>
          </table:table-cell>
          <table:table-cell table:formula="of:=([.E14]+(2*[.F14]))/(2*([.C14]+[.E14]+[.F14]))" office:value-type="float" office:value="0.618399342347787" calcext:value-type="float">
            <text:p>0.6183993423</text:p>
          </table:table-cell>
          <table:table-cell table:formula="of:=([.P14]*[.Q14])+((1-[.P14])*[.R14])" office:value-type="float" office:value="0.283431760256388" calcext:value-type="float">
            <text:p>0.2834317603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53850032056" calcext:value-type="float">
            <text:p>1.9995385003</text:p>
          </table:table-cell>
          <table:table-cell office:value-type="float" office:value="0.000445134088124666" calcext:value-type="float">
            <text:p>0.0004451341</text:p>
          </table:table-cell>
          <table:table-cell table:style-name="ce1" office:value-type="float" office:value="0.0000110069189986076" calcext:value-type="float">
            <text:p>1.10E-05</text:p>
          </table:table-cell>
          <table:table-cell office:value-type="float" office:value="0.000158876200341348" calcext:value-type="float">
            <text:p>0.0001588762</text:p>
          </table:table-cell>
          <table:table-cell office:value-type="float" office:value="0.0000713523944333223" calcext:value-type="float">
            <text:p>7.13523944333223E-05</text:p>
          </table:table-cell>
          <table:table-cell table:style-name="ce1" office:value-type="float" office:value="0.000115635542335063" calcext:value-type="float">
            <text:p>1.16E-04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461499679444797" calcext:value-type="float">
            <text:p>0.0004614997</text:p>
          </table:table-cell>
          <table:table-cell table:formula="of:=([.J15]/[.I15])*100" office:value-type="float" office:value="0.0230749839722398" calcext:value-type="float">
            <text:p>0.023074984</text:p>
          </table:table-cell>
          <table:table-cell/>
          <table:table-cell table:formula="of:=[.J15]/[.H15]" office:value-type="float" office:value="0.461499679444797" calcext:value-type="float">
            <text:p>0.4614996794</text:p>
          </table:table-cell>
          <table:table-cell table:formula="of:=([.B15]+[.D15])/([.C15]+[.E15]+[.F15])" office:value-type="float" office:value="3.05063627095863" calcext:value-type="float">
            <text:p>3.050636271</text:p>
          </table:table-cell>
          <table:table-cell table:formula="of:=([.B15]+[.D15])/(2*[.C15]+2*[.E15]+2*[.F15])" office:value-type="float" office:value="1.52531813547932" calcext:value-type="float">
            <text:p>1.5253181355</text:p>
          </table:table-cell>
          <table:table-cell table:formula="of:=([.B15]+[.D15])/([.B15]+(2*[.C15])+[.D15]+(2*[.E15])+(2*[.F15]))" office:value-type="float" office:value="0.604010288466013" calcext:value-type="float">
            <text:p>0.6040102885</text:p>
          </table:table-cell>
          <table:table-cell table:formula="of:=[.D15]/([.B15]+[.D15])" office:value-type="float" office:value="0.263035586272613" calcext:value-type="float">
            <text:p>0.2630355863</text:p>
          </table:table-cell>
          <table:table-cell table:formula="of:=([.E15]+(2*[.F15]))/(2*([.C15]+[.E15]+[.F15]))" office:value-type="float" office:value="0.764220560001786" calcext:value-type="float">
            <text:p>0.76422056</text:p>
          </table:table-cell>
          <table:table-cell table:formula="of:=([.P15]*[.Q15])+((1-[.P15])*[.R15])" office:value-type="float" office:value="0.461499679444797" calcext:value-type="float">
            <text:p>0.4614996794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42802503892" calcext:value-type="float">
            <text:p>2.999428025</text:p>
          </table:table-cell>
          <table:table-cell office:value-type="float" office:value="0.000348793005343675" calcext:value-type="float">
            <text:p>0.000348793</text:p>
          </table:table-cell>
          <table:table-cell table:style-name="ce1" office:value-type="float" office:value="0.00000675802194003419" calcext:value-type="float">
            <text:p>6.76E-06</text:p>
          </table:table-cell>
          <table:table-cell office:value-type="float" office:value="0.000186743043457019" calcext:value-type="float">
            <text:p>0.000186743</text:p>
          </table:table-cell>
          <table:table-cell table:style-name="ce1" office:value-type="float" office:value="0.0000657159896992849" calcext:value-type="float">
            <text:p>6.57E-05</text:p>
          </table:table-cell>
          <table:table-cell table:style-name="ce1" office:value-type="float" office:value="0.000159757963960334" calcext:value-type="float">
            <text:p>1.60E-04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571974961076972" calcext:value-type="float">
            <text:p>0.000571975</text:p>
          </table:table-cell>
          <table:table-cell table:formula="of:=([.J16]/[.I16])*100" office:value-type="float" office:value="0.0190658320358991" calcext:value-type="float">
            <text:p>0.019065832</text:p>
          </table:table-cell>
          <table:table-cell/>
          <table:table-cell table:formula="of:=[.J16]/[.H16]" office:value-type="float" office:value="0.571974961076972" calcext:value-type="float">
            <text:p>0.5719749611</text:p>
          </table:table-cell>
          <table:table-cell table:formula="of:=([.B16]+[.D16])/([.C16]+[.E16]+[.F16])" office:value-type="float" office:value="2.30603924122796" calcext:value-type="float">
            <text:p>2.3060392412</text:p>
          </table:table-cell>
          <table:table-cell table:formula="of:=([.B16]+[.D16])/(2*[.C16]+2*[.E16]+2*[.F16])" office:value-type="float" office:value="1.15301962061398" calcext:value-type="float">
            <text:p>1.1530196206</text:p>
          </table:table-cell>
          <table:table-cell table:formula="of:=([.B16]+[.D16])/([.B16]+(2*[.C16])+[.D16]+(2*[.E16])+(2*[.F16]))" office:value-type="float" office:value="0.535536048800694" calcext:value-type="float">
            <text:p>0.5355360488</text:p>
          </table:table-cell>
          <table:table-cell table:formula="of:=[.D16]/([.B16]+[.D16])" office:value-type="float" office:value="0.348703031056864" calcext:value-type="float">
            <text:p>0.3487030311</text:p>
          </table:table-cell>
          <table:table-cell table:formula="of:=([.E16]+(2*[.F16]))/(2*([.C16]+[.E16]+[.F16]))" office:value-type="float" office:value="0.829411877122507" calcext:value-type="float">
            <text:p>0.8294118771</text:p>
          </table:table-cell>
          <table:table-cell table:formula="of:=([.P16]*[.Q16])+((1-[.P16])*[.R16])" office:value-type="float" office:value="0.571974961076971" calcext:value-type="float">
            <text:p>0.5719749611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30188758746" calcext:value-type="float">
            <text:p>4.9993018876</text:p>
          </table:table-cell>
          <table:table-cell office:value-type="float" office:value="0.000242438682570935" calcext:value-type="float">
            <text:p>0.0002424387</text:p>
          </table:table-cell>
          <table:table-cell table:style-name="ce1" office:value-type="float" office:value="0.00000326503539713867" calcext:value-type="float">
            <text:p>3.27E-06</text:p>
          </table:table-cell>
          <table:table-cell office:value-type="float" office:value="0.000216346313167094" calcext:value-type="float">
            <text:p>0.0002163463</text:p>
          </table:table-cell>
          <table:table-cell table:style-name="ce1" office:value-type="float" office:value="0.0000529188340968624" calcext:value-type="float">
            <text:p>5.29E-05</text:p>
          </table:table-cell>
          <table:table-cell table:style-name="ce1" office:value-type="float" office:value="0.000214423632636984" calcext:value-type="float">
            <text:p>2.14E-04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698112412537925" calcext:value-type="float">
            <text:p>0.0006981124</text:p>
          </table:table-cell>
          <table:table-cell table:formula="of:=([.J17]/[.I17])*100" office:value-type="float" office:value="0.0139622482507585" calcext:value-type="float">
            <text:p>0.0139622483</text:p>
          </table:table-cell>
          <table:table-cell/>
          <table:table-cell table:formula="of:=[.J17]/[.H17]" office:value-type="float" office:value="0.698112412537925" calcext:value-type="float">
            <text:p>0.6981124125</text:p>
          </table:table-cell>
          <table:table-cell table:formula="of:=([.B17]+[.D17])/([.C17]+[.E17]+[.F17])" office:value-type="float" office:value="1.69538904917706" calcext:value-type="float">
            <text:p>1.6953890492</text:p>
          </table:table-cell>
          <table:table-cell table:formula="of:=([.B17]+[.D17])/(2*[.C17]+2*[.E17]+2*[.F17])" office:value-type="float" office:value="0.84769452458853" calcext:value-type="float">
            <text:p>0.8476945246</text:p>
          </table:table-cell>
          <table:table-cell table:formula="of:=([.B17]+[.D17])/([.B17]+(2*[.C17])+[.D17]+(2*[.E17])+(2*[.F17]))" office:value-type="float" office:value="0.45878499573803" calcext:value-type="float">
            <text:p>0.4587849957</text:p>
          </table:table-cell>
          <table:table-cell table:formula="of:=[.D17]/([.B17]+[.D17])" office:value-type="float" office:value="0.471563619509976" calcext:value-type="float">
            <text:p>0.4715636195</text:p>
          </table:table-cell>
          <table:table-cell table:formula="of:=([.E17]+(2*[.F17]))/(2*([.C17]+[.E17]+[.F17]))" office:value-type="float" office:value="0.890156583939857" calcext:value-type="float">
            <text:p>0.8901565839</text:p>
          </table:table-cell>
          <table:table-cell table:formula="of:=([.P17]*[.Q17])+((1-[.P17])*[.R17])" office:value-type="float" office:value="0.698112412537925" calcext:value-type="float">
            <text:p>0.6981124125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20872354073" calcext:value-type="float">
            <text:p>7.9992087235</text:p>
          </table:table-cell>
          <table:table-cell office:value-type="float" office:value="0.000165976788938621" calcext:value-type="float">
            <text:p>0.0001659768</text:p>
          </table:table-cell>
          <table:table-cell table:style-name="ce1" office:value-type="float" office:value="0.00000153030775760696" calcext:value-type="float">
            <text:p>1.53E-06</text:p>
          </table:table-cell>
          <table:table-cell office:value-type="float" office:value="0.000236991411569983" calcext:value-type="float">
            <text:p>0.0002369914</text:p>
          </table:table-cell>
          <table:table-cell table:style-name="ce1" office:value-type="float" office:value="0.0000396861362748279" calcext:value-type="float">
            <text:p>3.97E-05</text:p>
          </table:table-cell>
          <table:table-cell table:style-name="ce1" office:value-type="float" office:value="0.000257299455713263" calcext:value-type="float">
            <text:p>2.57E-04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791276459271337" calcext:value-type="float">
            <text:p>0.0007912765</text:p>
          </table:table-cell>
          <table:table-cell table:formula="of:=([.J18]/[.I18])*100" office:value-type="float" office:value="0.00989095574089171" calcext:value-type="float">
            <text:p>0.0098909557</text:p>
          </table:table-cell>
          <table:table-cell/>
          <table:table-cell table:formula="of:=[.J18]/[.H18]" office:value-type="float" office:value="0.791276459271337" calcext:value-type="float">
            <text:p>0.7912764593</text:p>
          </table:table-cell>
          <table:table-cell table:formula="of:=([.B18]+[.D18])/([.C18]+[.E18]+[.F18])" office:value-type="float" office:value="1.34990531778002" calcext:value-type="float">
            <text:p>1.3499053178</text:p>
          </table:table-cell>
          <table:table-cell table:formula="of:=([.B18]+[.D18])/(2*[.C18]+2*[.E18]+2*[.F18])" office:value-type="float" office:value="0.67495265889001" calcext:value-type="float">
            <text:p>0.6749526589</text:p>
          </table:table-cell>
          <table:table-cell table:formula="of:=([.B18]+[.D18])/([.B18]+(2*[.C18])+[.D18]+(2*[.E18])+(2*[.F18]))" office:value-type="float" office:value="0.402968200508605" calcext:value-type="float">
            <text:p>0.4029682005</text:p>
          </table:table-cell>
          <table:table-cell table:formula="of:=[.D18]/([.B18]+[.D18])" office:value-type="float" office:value="0.588114425085814" calcext:value-type="float">
            <text:p>0.5881144251</text:p>
          </table:table-cell>
          <table:table-cell table:formula="of:=([.E18]+(2*[.F18]))/(2*([.C18]+[.E18]+[.F18]))" office:value-type="float" office:value="0.928401214430358" calcext:value-type="float">
            <text:p>0.9284012144</text:p>
          </table:table-cell>
          <table:table-cell table:formula="of:=([.P18]*[.Q18])+((1-[.P18])*[.R18])" office:value-type="float" office:value="0.791276459271337" calcext:value-type="float">
            <text:p>0.7912764593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1730077822" calcext:value-type="float">
            <text:p>9.9991730078</text:p>
          </table:table-cell>
          <table:table-cell office:value-type="float" office:value="0.000137081146227859" calcext:value-type="float">
            <text:p>0.0001370811</text:p>
          </table:table-cell>
          <table:table-cell table:style-name="ce1" office:value-type="float" office:value="0.00000104385341817103" calcext:value-type="float">
            <text:p>1.04E-06</text:p>
          </table:table-cell>
          <table:table-cell office:value-type="float" office:value="0.000244669610356885" calcext:value-type="float">
            <text:p>0.0002446696</text:p>
          </table:table-cell>
          <table:table-cell table:style-name="ce1" office:value-type="float" office:value="0.0000338389291325507" calcext:value-type="float">
            <text:p>3.38E-05</text:p>
          </table:table-cell>
          <table:table-cell table:style-name="ce1" office:value-type="float" office:value="0.000274241839156906" calcext:value-type="float">
            <text:p>2.74E-04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826992217803248" calcext:value-type="float">
            <text:p>0.0008269922</text:p>
          </table:table-cell>
          <table:table-cell table:formula="of:=([.J19]/[.I19])*100" office:value-type="float" office:value="0.00826992217803248" calcext:value-type="float">
            <text:p>0.0082699222</text:p>
          </table:table-cell>
          <table:table-cell/>
          <table:table-cell table:formula="of:=[.J19]/[.H19]" office:value-type="float" office:value="0.826992217803248" calcext:value-type="float">
            <text:p>0.8269922178</text:p>
          </table:table-cell>
          <table:table-cell table:formula="of:=([.B19]+[.D19])/([.C19]+[.E19]+[.F19])" office:value-type="float" office:value="1.2349412818556" calcext:value-type="float">
            <text:p>1.2349412819</text:p>
          </table:table-cell>
          <table:table-cell table:formula="of:=([.B19]+[.D19])/(2*[.C19]+2*[.E19]+2*[.F19])" office:value-type="float" office:value="0.617470640927799" calcext:value-type="float">
            <text:p>0.6174706409</text:p>
          </table:table-cell>
          <table:table-cell table:formula="of:=([.B19]+[.D19])/([.B19]+(2*[.C19])+[.D19]+(2*[.E19])+(2*[.F19]))" office:value-type="float" office:value="0.381750756584744" calcext:value-type="float">
            <text:p>0.3817507566</text:p>
          </table:table-cell>
          <table:table-cell table:formula="of:=[.D19]/([.B19]+[.D19])" office:value-type="float" office:value="0.640914539491087" calcext:value-type="float">
            <text:p>0.6409145395</text:p>
          </table:table-cell>
          <table:table-cell table:formula="of:=([.E19]+(2*[.F19]))/(2*([.C19]+[.E19]+[.F19]))" office:value-type="float" office:value="0.941889721093015" calcext:value-type="float">
            <text:p>0.9418897211</text:p>
          </table:table-cell>
          <table:table-cell table:formula="of:=([.P19]*[.Q19])+((1-[.P19])*[.R19])" office:value-type="float" office:value="0.826992217803248" calcext:value-type="float">
            <text:p>0.8269922178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92536954291123" calcext:value-type="float">
            <text:p>0.0099253695</text:p>
          </table:table-cell>
          <table:table-cell office:value-type="float" office:value="0.00594097918461169" calcext:value-type="float">
            <text:p>0.0059409792</text:p>
          </table:table-cell>
          <table:table-cell office:value-type="float" office:value="0.00196065023047901" calcext:value-type="float">
            <text:p>0.0019606502</text:p>
          </table:table-cell>
          <table:table-cell office:value-type="float" office:value="0.0000105255048729416" calcext:value-type="float">
            <text:p>1.05255048729416E-05</text:p>
          </table:table-cell>
          <table:table-cell office:value-type="float" office:value="0.0000630898973415141" calcext:value-type="float">
            <text:p>6.30898973415141E-05</text:p>
          </table:table-cell>
          <table:table-cell table:style-name="ce1" office:value-type="float" office:value="0.000000507527437159246" calcext:value-type="float">
            <text:p>5.08E-07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0746304570887742" calcext:value-type="float">
            <text:p>7.46304570887742E-05</text:p>
          </table:table-cell>
          <table:table-cell table:formula="of:=([.J22]/[.I22])*100" office:value-type="float" office:value="0.746304570887742" calcext:value-type="float">
            <text:p>0.7463045709</text:p>
          </table:table-cell>
          <table:table-cell/>
          <table:table-cell table:formula="of:=[.J22]/[.H22]" office:value-type="float" office:value="0.00746304570887742" calcext:value-type="float">
            <text:p>0.0074630457</text:p>
          </table:table-cell>
          <table:table-cell table:formula="of:=([.B22]+[.D22])/([.C22]+[.E22]+[.F22])" office:value-type="float" office:value="2.94010699433267" calcext:value-type="float">
            <text:p>2.9401069943</text:p>
          </table:table-cell>
          <table:table-cell table:formula="of:=([.B22]+[.D22])/(2*[.C22]+2*[.E22]+2*[.F22])" office:value-type="float" office:value="1.47005349716634" calcext:value-type="float">
            <text:p>1.4700534972</text:p>
          </table:table-cell>
          <table:table-cell table:formula="of:=([.B22]+[.D22])/([.B22]+(2*[.C22])+[.D22]+(2*[.E22])+(2*[.F22]))" office:value-type="float" office:value="0.595150468948463" calcext:value-type="float">
            <text:p>0.5951504689</text:p>
          </table:table-cell>
          <table:table-cell table:formula="of:=[.D22]/([.B22]+[.D22])" office:value-type="float" office:value="0.00176854517002036" calcext:value-type="float">
            <text:p>0.0017685452</text:p>
          </table:table-cell>
          <table:table-cell table:formula="of:=([.E22]+(2*[.F22]))/(2*([.C22]+[.E22]+[.F22]))" office:value-type="float" office:value="0.0158342661406398" calcext:value-type="float">
            <text:p>0.0158342661</text:p>
          </table:table-cell>
          <table:table-cell table:formula="of:=([.P22]*[.Q22])+((1-[.P22])*[.R22])" office:value-type="float" office:value="0.00746304570887742" calcext:value-type="float">
            <text:p>0.0074630457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8514470986988" calcext:value-type="float">
            <text:p>0.0198514471</text:p>
          </table:table-cell>
          <table:table-cell office:value-type="float" office:value="0.00588282004970638" calcext:value-type="float">
            <text:p>0.00588282</text:p>
          </table:table-cell>
          <table:table-cell office:value-type="float" office:value="0.00192245061000298" calcext:value-type="float">
            <text:p>0.0019224506</text:p>
          </table:table-cell>
          <table:table-cell office:value-type="float" office:value="0.000020845674644912" calcext:value-type="float">
            <text:p>2.0845674644912E-05</text:p>
          </table:table-cell>
          <table:table-cell office:value-type="float" office:value="0.000123725828986415" calcext:value-type="float">
            <text:p>0.0001237258</text:p>
          </table:table-cell>
          <table:table-cell table:style-name="ce1" office:value-type="float" office:value="0.00000199069883495628" calcext:value-type="float">
            <text:p>1.99E-06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14855290130124" calcext:value-type="float">
            <text:p>0.0001485529</text:p>
          </table:table-cell>
          <table:table-cell table:formula="of:=([.J23]/[.I23])*100" office:value-type="float" office:value="0.742764506506199" calcext:value-type="float">
            <text:p>0.7427645065</text:p>
          </table:table-cell>
          <table:table-cell/>
          <table:table-cell table:formula="of:=[.J23]/[.H23]" office:value-type="float" office:value="0.014855290130124" calcext:value-type="float">
            <text:p>0.0148552901</text:p>
          </table:table-cell>
          <table:table-cell table:formula="of:=([.B23]+[.D23])/([.C23]+[.E23]+[.F23])" office:value-type="float" office:value="2.88241404489206" calcext:value-type="float">
            <text:p>2.8824140449</text:p>
          </table:table-cell>
          <table:table-cell table:formula="of:=([.B23]+[.D23])/(2*[.C23]+2*[.E23]+2*[.F23])" office:value-type="float" office:value="1.44120702244603" calcext:value-type="float">
            <text:p>1.4412070224</text:p>
          </table:table-cell>
          <table:table-cell table:formula="of:=([.B23]+[.D23])/([.B23]+(2*[.C23])+[.D23]+(2*[.E23])+(2*[.F23]))" office:value-type="float" office:value="0.590366572435129" calcext:value-type="float">
            <text:p>0.5903665724</text:p>
          </table:table-cell>
          <table:table-cell table:formula="of:=[.D23]/([.B23]+[.D23])" office:value-type="float" office:value="0.00353097136901372" calcext:value-type="float">
            <text:p>0.0035309714</text:p>
          </table:table-cell>
          <table:table-cell table:formula="of:=([.E23]+(2*[.F23]))/(2*([.C23]+[.E23]+[.F23]))" office:value-type="float" office:value="0.0311759778530534" calcext:value-type="float">
            <text:p>0.0311759779</text:p>
          </table:table-cell>
          <table:table-cell table:formula="of:=([.P23]*[.Q23])+((1-[.P23])*[.R23])" office:value-type="float" office:value="0.014855290130124" calcext:value-type="float">
            <text:p>0.0148552901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7782415098685" calcext:value-type="float">
            <text:p>0.0297782415</text:p>
          </table:table-cell>
          <table:table-cell office:value-type="float" office:value="0.0058256720871495" calcext:value-type="float">
            <text:p>0.0058256721</text:p>
          </table:table-cell>
          <table:table-cell office:value-type="float" office:value="0.00188528119008145" calcext:value-type="float">
            <text:p>0.0018852812</text:p>
          </table:table-cell>
          <table:table-cell office:value-type="float" office:value="0.0000309658712607661" calcext:value-type="float">
            <text:p>3.09658712607661E-05</text:p>
          </table:table-cell>
          <table:table-cell office:value-type="float" office:value="0.0001820070425561" calcext:value-type="float">
            <text:p>0.000182007</text:p>
          </table:table-cell>
          <table:table-cell table:style-name="ce1" office:value-type="float" office:value="0.00000439278815731814" calcext:value-type="float">
            <text:p>4.39E-06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221758490131502" calcext:value-type="float">
            <text:p>0.0002217585</text:p>
          </table:table-cell>
          <table:table-cell table:formula="of:=([.J24]/[.I24])*100" office:value-type="float" office:value="0.739194967105006" calcext:value-type="float">
            <text:p>0.7391949671</text:p>
          </table:table-cell>
          <table:table-cell/>
          <table:table-cell table:formula="of:=[.J24]/[.H24]" office:value-type="float" office:value="0.0221758490131502" calcext:value-type="float">
            <text:p>0.022175849</text:p>
          </table:table-cell>
          <table:table-cell table:formula="of:=([.B24]+[.D24])/([.C24]+[.E24]+[.F24])" office:value-type="float" office:value="2.82699793048409" calcext:value-type="float">
            <text:p>2.8269979305</text:p>
          </table:table-cell>
          <table:table-cell table:formula="of:=([.B24]+[.D24])/(2*[.C24]+2*[.E24]+2*[.F24])" office:value-type="float" office:value="1.41349896524205" calcext:value-type="float">
            <text:p>1.4134989652</text:p>
          </table:table-cell>
          <table:table-cell table:formula="of:=([.B24]+[.D24])/([.B24]+(2*[.C24])+[.D24]+(2*[.E24])+(2*[.F24]))" office:value-type="float" office:value="0.585663795841026" calcext:value-type="float">
            <text:p>0.5856637958</text:p>
          </table:table-cell>
          <table:table-cell table:formula="of:=[.D24]/([.B24]+[.D24])" office:value-type="float" office:value="0.00528731184694427" calcext:value-type="float">
            <text:p>0.0052873118</text:p>
          </table:table-cell>
          <table:table-cell table:formula="of:=([.E24]+(2*[.F24]))/(2*([.C24]+[.E24]+[.F24]))" office:value-type="float" office:value="0.0460477788220341" calcext:value-type="float">
            <text:p>0.0460477788</text:p>
          </table:table-cell>
          <table:table-cell table:formula="of:=([.P24]*[.Q24])+((1-[.P24])*[.R24])" office:value-type="float" office:value="0.0221758490131502" calcext:value-type="float">
            <text:p>0.022175849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6340079993088" calcext:value-type="float">
            <text:p>0.049634008</text:p>
          </table:table-cell>
          <table:table-cell office:value-type="float" office:value="0.00571432360886319" calcext:value-type="float">
            <text:p>0.0057143236</text:p>
          </table:table-cell>
          <table:table-cell office:value-type="float" office:value="0.00181390160874336" calcext:value-type="float">
            <text:p>0.0018139016</text:p>
          </table:table-cell>
          <table:table-cell office:value-type="float" office:value="0.0000506270238927624" calcext:value-type="float">
            <text:p>0.000050627</text:p>
          </table:table-cell>
          <table:table-cell office:value-type="float" office:value="0.000291881172958897" calcext:value-type="float">
            <text:p>0.0002918812</text:p>
          </table:table-cell>
          <table:table-cell table:style-name="ce1" office:value-type="float" office:value="0.0000117419019197633" calcext:value-type="float">
            <text:p>1.17E-05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365992000691186" calcext:value-type="float">
            <text:p>0.000365992</text:p>
          </table:table-cell>
          <table:table-cell table:formula="of:=([.J25]/[.I25])*100" office:value-type="float" office:value="0.731984001382372" calcext:value-type="float">
            <text:p>0.7319840014</text:p>
          </table:table-cell>
          <table:table-cell/>
          <table:table-cell table:formula="of:=[.J25]/[.H25]" office:value-type="float" office:value="0.0365992000691186" calcext:value-type="float">
            <text:p>0.0365992001</text:p>
          </table:table-cell>
          <table:table-cell table:formula="of:=([.B25]+[.D25])/([.C25]+[.E25]+[.F25])" office:value-type="float" office:value="2.72249512713826" calcext:value-type="float">
            <text:p>2.7224951271</text:p>
          </table:table-cell>
          <table:table-cell table:formula="of:=([.B25]+[.D25])/(2*[.C25]+2*[.E25]+2*[.F25])" office:value-type="float" office:value="1.36124756356913" calcext:value-type="float">
            <text:p>1.3612475636</text:p>
          </table:table-cell>
          <table:table-cell table:formula="of:=([.B25]+[.D25])/([.B25]+(2*[.C25])+[.D25]+(2*[.E25])+(2*[.F25]))" office:value-type="float" office:value="0.576495063275595" calcext:value-type="float">
            <text:p>0.5764950633</text:p>
          </table:table-cell>
          <table:table-cell table:formula="of:=[.D25]/([.B25]+[.D25])" office:value-type="float" office:value="0.00878186598946816" calcext:value-type="float">
            <text:p>0.008781866</text:p>
          </table:table-cell>
          <table:table-cell table:formula="of:=([.E25]+(2*[.F25]))/(2*([.C25]+[.E25]+[.F25]))" office:value-type="float" office:value="0.0744654783100313" calcext:value-type="float">
            <text:p>0.0744654783</text:p>
          </table:table-cell>
          <table:table-cell table:formula="of:=([.P25]*[.Q25])+((1-[.P25])*[.R25])" office:value-type="float" office:value="0.0365992000691186" calcext:value-type="float">
            <text:p>0.0365992001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4231659848618" calcext:value-type="float">
            <text:p>0.079423166</text:p>
          </table:table-cell>
          <table:table-cell office:value-type="float" office:value="0.00555435635808292" calcext:value-type="float">
            <text:p>0.0055543564</text:p>
          </table:table-cell>
          <table:table-cell office:value-type="float" office:value="0.00171376608139561" calcext:value-type="float">
            <text:p>0.0017137661</text:p>
          </table:table-cell>
          <table:table-cell office:value-type="float" office:value="0.000078744305203626" calcext:value-type="float">
            <text:p>7.8744305203626E-05</text:p>
          </table:table-cell>
          <table:table-cell office:value-type="float" office:value="0.000441277463987671" calcext:value-type="float">
            <text:p>0.0004412775</text:p>
          </table:table-cell>
          <table:table-cell table:style-name="ce1" office:value-type="float" office:value="0.0000284061229734479" calcext:value-type="float">
            <text:p>2.84E-05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0576834015138192" calcext:value-type="float">
            <text:p>0.000576834</text:p>
          </table:table-cell>
          <table:table-cell table:formula="of:=([.J26]/[.I26])*100" office:value-type="float" office:value="0.72104251892274" calcext:value-type="float">
            <text:p>0.7210425189</text:p>
          </table:table-cell>
          <table:table-cell/>
          <table:table-cell table:formula="of:=[.J26]/[.H26]" office:value-type="float" office:value="0.0576834015138192" calcext:value-type="float">
            <text:p>0.0576834015</text:p>
          </table:table-cell>
          <table:table-cell table:formula="of:=([.B26]+[.D26])/([.C26]+[.E26]+[.F26])" office:value-type="float" office:value="2.57990863949067" calcext:value-type="float">
            <text:p>2.5799086395</text:p>
          </table:table-cell>
          <table:table-cell table:formula="of:=([.B26]+[.D26])/(2*[.C26]+2*[.E26]+2*[.F26])" office:value-type="float" office:value="1.28995431974533" calcext:value-type="float">
            <text:p>1.2899543197</text:p>
          </table:table-cell>
          <table:table-cell table:formula="of:=([.B26]+[.D26])/([.B26]+(2*[.C26])+[.D26]+(2*[.E26])+(2*[.F26]))" office:value-type="float" office:value="0.563310066328655" calcext:value-type="float">
            <text:p>0.5633100663</text:p>
          </table:table-cell>
          <table:table-cell table:formula="of:=[.D26]/([.B26]+[.D26])" office:value-type="float" office:value="0.0139788563902005" calcext:value-type="float">
            <text:p>0.0139788564</text:p>
          </table:table-cell>
          <table:table-cell table:formula="of:=([.E26]+(2*[.F26]))/(2*([.C26]+[.E26]+[.F26]))" office:value-type="float" office:value="0.114060268288536" calcext:value-type="float">
            <text:p>0.1140602683</text:p>
          </table:table-cell>
          <table:table-cell table:formula="of:=([.P26]*[.Q26])+((1-[.P26])*[.R26])" office:value-type="float" office:value="0.0576834015138193" calcext:value-type="float">
            <text:p>0.0576834015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2862983943597" calcext:value-type="float">
            <text:p>0.0992862984</text:p>
          </table:table-cell>
          <table:table-cell office:value-type="float" office:value="0.00545218058319761" calcext:value-type="float">
            <text:p>0.0054521806</text:p>
          </table:table-cell>
          <table:table-cell office:value-type="float" office:value="0.00165129447136032" calcext:value-type="float">
            <text:p>0.0016512945</text:p>
          </table:table-cell>
          <table:table-cell office:value-type="float" office:value="0.0000966268388485676" calcext:value-type="float">
            <text:p>9.66268388485676E-05</text:p>
          </table:table-cell>
          <table:table-cell office:value-type="float" office:value="0.000531528868441459" calcext:value-type="float">
            <text:p>0.0005315289</text:p>
          </table:table-cell>
          <table:table-cell table:style-name="ce1" office:value-type="float" office:value="0.0000427729491751277" calcext:value-type="float">
            <text:p>4.28E-05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0713701605640282" calcext:value-type="float">
            <text:p>0.0007137016</text:p>
          </table:table-cell>
          <table:table-cell table:formula="of:=([.J27]/[.I27])*100" office:value-type="float" office:value="0.713701605640282" calcext:value-type="float">
            <text:p>0.7137016056</text:p>
          </table:table-cell>
          <table:table-cell/>
          <table:table-cell table:formula="of:=[.J27]/[.H27]" office:value-type="float" office:value="0.0713701605640282" calcext:value-type="float">
            <text:p>0.0713701606</text:p>
          </table:table-cell>
          <table:table-cell table:formula="of:=([.B27]+[.D27])/([.C27]+[.E27]+[.F27])" office:value-type="float" office:value="2.49317787306202" calcext:value-type="float">
            <text:p>2.4931778731</text:p>
          </table:table-cell>
          <table:table-cell table:formula="of:=([.B27]+[.D27])/(2*[.C27]+2*[.E27]+2*[.F27])" office:value-type="float" office:value="1.24658893653101" calcext:value-type="float">
            <text:p>1.2465889365</text:p>
          </table:table-cell>
          <table:table-cell table:formula="of:=([.B27]+[.D27])/([.B27]+(2*[.C27])+[.D27]+(2*[.E27])+(2*[.F27]))" office:value-type="float" office:value="0.554880742204618" calcext:value-type="float">
            <text:p>0.5548807422</text:p>
          </table:table-cell>
          <table:table-cell table:formula="of:=[.D27]/([.B27]+[.D27])" office:value-type="float" office:value="0.0174139831317007" calcext:value-type="float">
            <text:p>0.0174139831</text:p>
          </table:table-cell>
          <table:table-cell table:formula="of:=([.E27]+(2*[.F27]))/(2*([.C27]+[.E27]+[.F27]))" office:value-type="float" office:value="0.138631334408672" calcext:value-type="float">
            <text:p>0.1386313344</text:p>
          </table:table-cell>
          <table:table-cell table:formula="of:=([.P27]*[.Q27])+((1-[.P27])*[.R27])" office:value-type="float" office:value="0.0713701605640282" calcext:value-type="float">
            <text:p>0.0713701606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8645730521085" calcext:value-type="float">
            <text:p>0.1986457305</text:p>
          </table:table-cell>
          <table:table-cell office:value-type="float" office:value="0.00498940592295904" calcext:value-type="float">
            <text:p>0.0049894059</text:p>
          </table:table-cell>
          <table:table-cell office:value-type="float" office:value="0.00138287122482846" calcext:value-type="float">
            <text:p>0.0013828712</text:p>
          </table:table-cell>
          <table:table-cell office:value-type="float" office:value="0.000176915666921188" calcext:value-type="float">
            <text:p>0.0001769157</text:p>
          </table:table-cell>
          <table:table-cell office:value-type="float" office:value="0.00089058214846869" calcext:value-type="float">
            <text:p>0.0008905821</text:p>
          </table:table-cell>
          <table:table-cell office:value-type="float" office:value="0.000143385831762732" calcext:value-type="float">
            <text:p>0.0001433858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135426947891534" calcext:value-type="float">
            <text:p>0.0013542695</text:p>
          </table:table-cell>
          <table:table-cell table:formula="of:=([.J28]/[.I28])*100" office:value-type="float" office:value="0.677134739457671" calcext:value-type="float">
            <text:p>0.6771347395</text:p>
          </table:table-cell>
          <table:table-cell/>
          <table:table-cell table:formula="of:=[.J28]/[.H28]" office:value-type="float" office:value="0.135426947891534" calcext:value-type="float">
            <text:p>0.1354269479</text:p>
          </table:table-cell>
          <table:table-cell table:formula="of:=([.B28]+[.D28])/([.C28]+[.E28]+[.F28])" office:value-type="float" office:value="2.13763562717124" calcext:value-type="float">
            <text:p>2.1376356272</text:p>
          </table:table-cell>
          <table:table-cell table:formula="of:=([.B28]+[.D28])/(2*[.C28]+2*[.E28]+2*[.F28])" office:value-type="float" office:value="1.06881781358562" calcext:value-type="float">
            <text:p>1.0688178136</text:p>
          </table:table-cell>
          <table:table-cell table:formula="of:=([.B28]+[.D28])/([.B28]+(2*[.C28])+[.D28]+(2*[.E28])+(2*[.F28]))" office:value-type="float" office:value="0.516632158988023" calcext:value-type="float">
            <text:p>0.516632159</text:p>
          </table:table-cell>
          <table:table-cell table:formula="of:=[.D28]/([.B28]+[.D28])" office:value-type="float" office:value="0.0342440291111048" calcext:value-type="float">
            <text:p>0.0342440291</text:p>
          </table:table-cell>
          <table:table-cell table:formula="of:=([.E28]+(2*[.F28]))/(2*([.C28]+[.E28]+[.F28]))" office:value-type="float" office:value="0.243573053914644" calcext:value-type="float">
            <text:p>0.2435730539</text:p>
          </table:table-cell>
          <table:table-cell table:formula="of:=([.P28]*[.Q28])+((1-[.P28])*[.R28])" office:value-type="float" office:value="0.135426947891534" calcext:value-type="float">
            <text:p>0.1354269479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8074385509014" calcext:value-type="float">
            <text:p>0.2980743855</text:p>
          </table:table-cell>
          <table:table-cell office:value-type="float" office:value="0.004595076519561" calcext:value-type="float">
            <text:p>0.0045950765</text:p>
          </table:table-cell>
          <table:table-cell office:value-type="float" office:value="0.00117292315265549" calcext:value-type="float">
            <text:p>0.0011729232</text:p>
          </table:table-cell>
          <table:table-cell office:value-type="float" office:value="0.000244486917873405" calcext:value-type="float">
            <text:p>0.0002444869</text:p>
          </table:table-cell>
          <table:table-cell office:value-type="float" office:value="0.00113346268414169" calcext:value-type="float">
            <text:p>0.0011334627</text:p>
          </table:table-cell>
          <table:table-cell office:value-type="float" office:value="0.000273832444485612" calcext:value-type="float">
            <text:p>0.0002738324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192561449098632" calcext:value-type="float">
            <text:p>0.0019256145</text:p>
          </table:table-cell>
          <table:table-cell table:formula="of:=([.J29]/[.I29])*100" office:value-type="float" office:value="0.641871496995441" calcext:value-type="float">
            <text:p>0.641871497</text:p>
          </table:table-cell>
          <table:table-cell/>
          <table:table-cell table:formula="of:=[.J29]/[.H29]" office:value-type="float" office:value="0.192561449098632" calcext:value-type="float">
            <text:p>0.1925614491</text:p>
          </table:table-cell>
          <table:table-cell table:formula="of:=([.B29]+[.D29])/([.C29]+[.E29]+[.F29])" office:value-type="float" office:value="1.87564109305835" calcext:value-type="float">
            <text:p>1.8756410931</text:p>
          </table:table-cell>
          <table:table-cell table:formula="of:=([.B29]+[.D29])/(2*[.C29]+2*[.E29]+2*[.F29])" office:value-type="float" office:value="0.937820546529177" calcext:value-type="float">
            <text:p>0.9378205465</text:p>
          </table:table-cell>
          <table:table-cell table:formula="of:=([.B29]+[.D29])/([.B29]+(2*[.C29])+[.D29]+(2*[.E29])+(2*[.F29]))" office:value-type="float" office:value="0.483956343743441" calcext:value-type="float">
            <text:p>0.4839563437</text:p>
          </table:table-cell>
          <table:table-cell table:formula="of:=[.D29]/([.B29]+[.D29])" office:value-type="float" office:value="0.0505183827082996" calcext:value-type="float">
            <text:p>0.0505183827</text:p>
          </table:table-cell>
          <table:table-cell table:formula="of:=([.E29]+(2*[.F29]))/(2*([.C29]+[.E29]+[.F29]))" office:value-type="float" office:value="0.325772355251494" calcext:value-type="float">
            <text:p>0.3257723553</text:p>
          </table:table-cell>
          <table:table-cell table:formula="of:=([.P29]*[.Q29])+((1-[.P29])*[.R29])" office:value-type="float" office:value="0.192561449098632" calcext:value-type="float">
            <text:p>0.1925614491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7110888419953" calcext:value-type="float">
            <text:p>0.4971108884</text:p>
          </table:table-cell>
          <table:table-cell office:value-type="float" office:value="0.00396183366517158" calcext:value-type="float">
            <text:p>0.0039618337</text:p>
          </table:table-cell>
          <table:table-cell office:value-type="float" office:value="0.000871919798771544" calcext:value-type="float">
            <text:p>0.0008719198</text:p>
          </table:table-cell>
          <table:table-cell office:value-type="float" office:value="0.000351550511572195" calcext:value-type="float">
            <text:p>0.0003515505</text:p>
          </table:table-cell>
          <table:table-cell office:value-type="float" office:value="0.00140521515723799" calcext:value-type="float">
            <text:p>0.0014052152</text:p>
          </table:table-cell>
          <table:table-cell office:value-type="float" office:value="0.000566172955618583" calcext:value-type="float">
            <text:p>0.000566173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288911158004735" calcext:value-type="float">
            <text:p>0.0028891116</text:p>
          </table:table-cell>
          <table:table-cell table:formula="of:=([.J30]/[.I30])*100" office:value-type="float" office:value="0.577822316009469" calcext:value-type="float">
            <text:p>0.577822316</text:p>
          </table:table-cell>
          <table:table-cell/>
          <table:table-cell table:formula="of:=[.J30]/[.H30]" office:value-type="float" office:value="0.288911158004735" calcext:value-type="float">
            <text:p>0.288911158</text:p>
          </table:table-cell>
          <table:table-cell table:formula="of:=([.B30]+[.D30])/([.C30]+[.E30]+[.F30])" office:value-type="float" office:value="1.51703027276911" calcext:value-type="float">
            <text:p>1.5170302728</text:p>
          </table:table-cell>
          <table:table-cell table:formula="of:=([.B30]+[.D30])/(2*[.C30]+2*[.E30]+2*[.F30])" office:value-type="float" office:value="0.758515136384556" calcext:value-type="float">
            <text:p>0.7585151364</text:p>
          </table:table-cell>
          <table:table-cell table:formula="of:=([.B30]+[.D30])/([.B30]+(2*[.C30])+[.D30]+(2*[.E30])+(2*[.F30]))" office:value-type="float" office:value="0.431338417674377" calcext:value-type="float">
            <text:p>0.4313384177</text:p>
          </table:table-cell>
          <table:table-cell table:formula="of:=[.D30]/([.B30]+[.D30])" office:value-type="float" office:value="0.081502249084983" calcext:value-type="float">
            <text:p>0.0815022491</text:p>
          </table:table-cell>
          <table:table-cell table:formula="of:=([.E30]+(2*[.F30]))/(2*([.C30]+[.E30]+[.F30]))" office:value-type="float" office:value="0.446233954841372" calcext:value-type="float">
            <text:p>0.4462339548</text:p>
          </table:table-cell>
          <table:table-cell table:formula="of:=([.P30]*[.Q30])+((1-[.P30])*[.R30])" office:value-type="float" office:value="0.288911158004735" calcext:value-type="float">
            <text:p>0.288911158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6008982386313" calcext:value-type="float">
            <text:p>0.7960089824</text:p>
          </table:table-cell>
          <table:table-cell office:value-type="float" office:value="0.00327679431720246" calcext:value-type="float">
            <text:p>0.0032767943</text:p>
          </table:table-cell>
          <table:table-cell office:value-type="float" office:value="0.000596461514397257" calcext:value-type="float">
            <text:p>0.0005964615</text:p>
          </table:table-cell>
          <table:table-cell office:value-type="float" office:value="0.000465591851221717" calcext:value-type="float">
            <text:p>0.0004655919</text:p>
          </table:table-cell>
          <table:table-cell office:value-type="float" office:value="0.00153926504031601" calcext:value-type="float">
            <text:p>0.001539265</text:p>
          </table:table-cell>
          <table:table-cell office:value-type="float" office:value="0.000993080361074647" calcext:value-type="float">
            <text:p>0.0009930804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399101761368702" calcext:value-type="float">
            <text:p>0.0039910176</text:p>
          </table:table-cell>
          <table:table-cell table:formula="of:=([.J31]/[.I31])*100" office:value-type="float" office:value="0.498877201710877" calcext:value-type="float">
            <text:p>0.4988772017</text:p>
          </table:table-cell>
          <table:table-cell/>
          <table:table-cell table:formula="of:=[.J31]/[.H31]" office:value-type="float" office:value="0.399101761368702" calcext:value-type="float">
            <text:p>0.3991017614</text:p>
          </table:table-cell>
          <table:table-cell table:formula="of:=([.B31]+[.D31])/([.C31]+[.E31]+[.F31])" office:value-type="float" office:value="1.19610646139273" calcext:value-type="float">
            <text:p>1.1961064614</text:p>
          </table:table-cell>
          <table:table-cell table:formula="of:=([.B31]+[.D31])/(2*[.C31]+2*[.E31]+2*[.F31])" office:value-type="float" office:value="0.598053230696365" calcext:value-type="float">
            <text:p>0.5980532307</text:p>
          </table:table-cell>
          <table:table-cell table:formula="of:=([.B31]+[.D31])/([.B31]+(2*[.C31])+[.D31]+(2*[.E31])+(2*[.F31]))" office:value-type="float" office:value="0.374238616842418" calcext:value-type="float">
            <text:p>0.3742386168</text:p>
          </table:table-cell>
          <table:table-cell table:formula="of:=[.D31]/([.B31]+[.D31])" office:value-type="float" office:value="0.124410424330359" calcext:value-type="float">
            <text:p>0.1244104243</text:p>
          </table:table-cell>
          <table:table-cell table:formula="of:=([.E31]+(2*[.F31]))/(2*([.C31]+[.E31]+[.F31]))" office:value-type="float" office:value="0.563381802928787" calcext:value-type="float">
            <text:p>0.5633818029</text:p>
          </table:table-cell>
          <table:table-cell table:formula="of:=([.P31]*[.Q31])+((1-[.P31])*[.R31])" office:value-type="float" office:value="0.399101761368702" calcext:value-type="float">
            <text:p>0.3991017614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5439210716297" calcext:value-type="float">
            <text:p>0.9954392107</text:p>
          </table:table-cell>
          <table:table-cell office:value-type="float" office:value="0.00293606598669467" calcext:value-type="float">
            <text:p>0.002936066</text:p>
          </table:table-cell>
          <table:table-cell office:value-type="float" office:value="0.000478867857211238" calcext:value-type="float">
            <text:p>0.0004788679</text:p>
          </table:table-cell>
          <table:table-cell office:value-type="float" office:value="0.000521697524700519" calcext:value-type="float">
            <text:p>0.0005216975</text:p>
          </table:table-cell>
          <table:table-cell office:value-type="float" office:value="0.00154540901517961" calcext:value-type="float">
            <text:p>0.001545409</text:p>
          </table:table-cell>
          <table:table-cell office:value-type="float" office:value="0.00124684137191155" calcext:value-type="float">
            <text:p>0.0012468414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456078928370324" calcext:value-type="float">
            <text:p>0.0045607893</text:p>
          </table:table-cell>
          <table:table-cell table:formula="of:=([.J32]/[.I32])*100" office:value-type="float" office:value="0.456078928370324" calcext:value-type="float">
            <text:p>0.4560789284</text:p>
          </table:table-cell>
          <table:table-cell/>
          <table:table-cell table:formula="of:=[.J32]/[.H32]" office:value-type="float" office:value="0.456078928370324" calcext:value-type="float">
            <text:p>0.4560789284</text:p>
          </table:table-cell>
          <table:table-cell table:formula="of:=([.B32]+[.D32])/([.C32]+[.E32]+[.F32])" office:value-type="float" office:value="1.05705855097653" calcext:value-type="float">
            <text:p>1.057058551</text:p>
          </table:table-cell>
          <table:table-cell table:formula="of:=([.B32]+[.D32])/(2*[.C32]+2*[.E32]+2*[.F32])" office:value-type="float" office:value="0.528529275488265" calcext:value-type="float">
            <text:p>0.5285292755</text:p>
          </table:table-cell>
          <table:table-cell table:formula="of:=([.B32]+[.D32])/([.B32]+(2*[.C32])+[.D32]+(2*[.E32])+(2*[.F32]))" office:value-type="float" office:value="0.345776351139519" calcext:value-type="float">
            <text:p>0.3457763511</text:p>
          </table:table-cell>
          <table:table-cell table:formula="of:=[.D32]/([.B32]+[.D32])" office:value-type="float" office:value="0.150877155994401" calcext:value-type="float">
            <text:p>0.150877156</text:p>
          </table:table-cell>
          <table:table-cell table:formula="of:=([.E32]+(2*[.F32]))/(2*([.C32]+[.E32]+[.F32]))" office:value-type="float" office:value="0.617387000001905" calcext:value-type="float">
            <text:p>0.617387</text:p>
          </table:table-cell>
          <table:table-cell table:formula="of:=([.P32]*[.Q32])+((1-[.P32])*[.R32])" office:value-type="float" office:value="0.456078928370324" calcext:value-type="float">
            <text:p>0.4560789284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367262872754" calcext:value-type="float">
            <text:p>1.9936726287</text:p>
          </table:table-cell>
          <table:table-cell office:value-type="float" office:value="0.00192693577730821" calcext:value-type="float">
            <text:p>0.0019269358</text:p>
          </table:table-cell>
          <table:table-cell office:value-type="float" office:value="0.000206261676762159" calcext:value-type="float">
            <text:p>0.0002062617</text:p>
          </table:table-cell>
          <table:table-cell office:value-type="float" office:value="0.000685739722301532" calcext:value-type="float">
            <text:p>0.0006857397</text:p>
          </table:table-cell>
          <table:table-cell office:value-type="float" office:value="0.001333169596703" calcext:value-type="float">
            <text:p>0.0013331696</text:p>
          </table:table-cell>
          <table:table-cell office:value-type="float" office:value="0.00215423097672997" calcext:value-type="float">
            <text:p>0.002154231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632737127246448" calcext:value-type="float">
            <text:p>0.0063273713</text:p>
          </table:table-cell>
          <table:table-cell table:formula="of:=([.J33]/[.I33])*100" office:value-type="float" office:value="0.316368563623224" calcext:value-type="float">
            <text:p>0.3163685636</text:p>
          </table:table-cell>
          <table:table-cell/>
          <table:table-cell table:formula="of:=[.J33]/[.H33]" office:value-type="float" office:value="0.632737127246448" calcext:value-type="float">
            <text:p>0.6327371272</text:p>
          </table:table-cell>
          <table:table-cell table:formula="of:=([.B33]+[.D33])/([.C33]+[.E33]+[.F33])" office:value-type="float" office:value="0.707340120085891" calcext:value-type="float">
            <text:p>0.7073401201</text:p>
          </table:table-cell>
          <table:table-cell table:formula="of:=([.B33]+[.D33])/(2*[.C33]+2*[.E33]+2*[.F33])" office:value-type="float" office:value="0.353670060042945" calcext:value-type="float">
            <text:p>0.35367006</text:p>
          </table:table-cell>
          <table:table-cell table:formula="of:=([.B33]+[.D33])/([.B33]+(2*[.C33])+[.D33]+(2*[.E33])+(2*[.F33]))" office:value-type="float" office:value="0.261267549960974" calcext:value-type="float">
            <text:p>0.26126755</text:p>
          </table:table-cell>
          <table:table-cell table:formula="of:=[.D33]/([.B33]+[.D33])" office:value-type="float" office:value="0.262466472550442" calcext:value-type="float">
            <text:p>0.2624664726</text:p>
          </table:table-cell>
          <table:table-cell table:formula="of:=([.E33]+(2*[.F33]))/(2*([.C33]+[.E33]+[.F33]))" office:value-type="float" office:value="0.763690771924925" calcext:value-type="float">
            <text:p>0.7636907719</text:p>
          </table:table-cell>
          <table:table-cell table:formula="of:=([.P33]*[.Q33])+((1-[.P33])*[.R33])" office:value-type="float" office:value="0.632737127246448" calcext:value-type="float">
            <text:p>0.6327371272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276573035458" calcext:value-type="float">
            <text:p>2.9927657304</text:p>
          </table:table-cell>
          <table:table-cell office:value-type="float" office:value="0.00143223339444756" calcext:value-type="float">
            <text:p>0.0014322334</text:p>
          </table:table-cell>
          <table:table-cell office:value-type="float" office:value="0.000113949298162281" calcext:value-type="float">
            <text:p>0.0001139493</text:p>
          </table:table-cell>
          <table:table-cell office:value-type="float" office:value="0.000765111515207815" calcext:value-type="float">
            <text:p>0.0007651115</text:p>
          </table:table-cell>
          <table:table-cell office:value-type="float" office:value="0.00110559836381229" calcext:value-type="float">
            <text:p>0.0011055984</text:p>
          </table:table-cell>
          <table:table-cell office:value-type="float" office:value="0.00268177988319774" calcext:value-type="float">
            <text:p>0.0026817799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723426964541559" calcext:value-type="float">
            <text:p>0.0072342696</text:p>
          </table:table-cell>
          <table:table-cell table:formula="of:=([.J34]/[.I34])*100" office:value-type="float" office:value="0.241142321513853" calcext:value-type="float">
            <text:p>0.2411423215</text:p>
          </table:table-cell>
          <table:table-cell/>
          <table:table-cell table:formula="of:=[.J34]/[.H34]" office:value-type="float" office:value="0.723426964541559" calcext:value-type="float">
            <text:p>0.7234269645</text:p>
          </table:table-cell>
          <table:table-cell table:formula="of:=([.B34]+[.D34])/([.C34]+[.E34]+[.F34])" office:value-type="float" office:value="0.563230050338755" calcext:value-type="float">
            <text:p>0.5632300503</text:p>
          </table:table-cell>
          <table:table-cell table:formula="of:=([.B34]+[.D34])/(2*[.C34]+2*[.E34]+2*[.F34])" office:value-type="float" office:value="0.281615025169377" calcext:value-type="float">
            <text:p>0.2816150252</text:p>
          </table:table-cell>
          <table:table-cell table:formula="of:=([.B34]+[.D34])/([.B34]+(2*[.C34])+[.D34]+(2*[.E34])+(2*[.F34]))" office:value-type="float" office:value="0.219734490965537" calcext:value-type="float">
            <text:p>0.219734491</text:p>
          </table:table-cell>
          <table:table-cell table:formula="of:=[.D34]/([.B34]+[.D34])" office:value-type="float" office:value="0.348198187660859" calcext:value-type="float">
            <text:p>0.3481981877</text:p>
          </table:table-cell>
          <table:table-cell table:formula="of:=([.E34]+(2*[.F34]))/(2*([.C34]+[.E34]+[.F34]))" office:value-type="float" office:value="0.829097025987092" calcext:value-type="float">
            <text:p>0.829097026</text:p>
          </table:table-cell>
          <table:table-cell table:formula="of:=([.P34]*[.Q34])+((1-[.P34])*[.R34])" office:value-type="float" office:value="0.723426964541559" calcext:value-type="float">
            <text:p>0.7234269645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84882344682" calcext:value-type="float">
            <text:p>4.9918488234</text:p>
          </table:table-cell>
          <table:table-cell office:value-type="float" office:value="0.000945612124638619" calcext:value-type="float">
            <text:p>0.0009456121</text:p>
          </table:table-cell>
          <table:table-cell office:value-type="float" office:value="0.000049671826224141" calcext:value-type="float">
            <text:p>4.9671826224141E-05</text:p>
          </table:table-cell>
          <table:table-cell office:value-type="float" office:value="0.000842582969768859" calcext:value-type="float">
            <text:p>0.000842583</text:p>
          </table:table-cell>
          <table:table-cell office:value-type="float" office:value="0.000803867669731793" calcext:value-type="float">
            <text:p>0.0008038677</text:p>
          </table:table-cell>
          <table:table-cell office:value-type="float" office:value="0.00325236295684033" calcext:value-type="float">
            <text:p>0.003252363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815117655318131" calcext:value-type="float">
            <text:p>0.0081511766</text:p>
          </table:table-cell>
          <table:table-cell table:formula="of:=([.J35]/[.I35])*100" office:value-type="float" office:value="0.163023531063626" calcext:value-type="float">
            <text:p>0.1630235311</text:p>
          </table:table-cell>
          <table:table-cell/>
          <table:table-cell table:formula="of:=[.J35]/[.H35]" office:value-type="float" office:value="0.815117655318131" calcext:value-type="float">
            <text:p>0.8151176553</text:p>
          </table:table-cell>
          <table:table-cell table:formula="of:=([.B35]+[.D35])/([.C35]+[.E35]+[.F35])" office:value-type="float" office:value="0.435518163172546" calcext:value-type="float">
            <text:p>0.4355181632</text:p>
          </table:table-cell>
          <table:table-cell table:formula="of:=([.B35]+[.D35])/(2*[.C35]+2*[.E35]+2*[.F35])" office:value-type="float" office:value="0.217759081586273" calcext:value-type="float">
            <text:p>0.2177590816</text:p>
          </table:table-cell>
          <table:table-cell table:formula="of:=([.B35]+[.D35])/([.B35]+(2*[.C35])+[.D35]+(2*[.E35])+(2*[.F35]))" office:value-type="float" office:value="0.178819509440748" calcext:value-type="float">
            <text:p>0.1788195094</text:p>
          </table:table-cell>
          <table:table-cell table:formula="of:=[.D35]/([.B35]+[.D35])" office:value-type="float" office:value="0.471191858429771" calcext:value-type="float">
            <text:p>0.4711918584</text:p>
          </table:table-cell>
          <table:table-cell table:formula="of:=([.E35]+(2*[.F35]))/(2*([.C35]+[.E35]+[.F35]))" office:value-type="float" office:value="0.890010620982367" calcext:value-type="float">
            <text:p>0.890010621</text:p>
          </table:table-cell>
          <table:table-cell table:formula="of:=([.P35]*[.Q35])+((1-[.P35])*[.R35])" office:value-type="float" office:value="0.815117655318131" calcext:value-type="float">
            <text:p>0.8151176553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123390626971" calcext:value-type="float">
            <text:p>7.9912339063</text:p>
          </table:table-cell>
          <table:table-cell office:value-type="float" office:value="0.000626134028463946" calcext:value-type="float">
            <text:p>0.000626134</text:p>
          </table:table-cell>
          <table:table-cell office:value-type="float" office:value="0.0000217780342899072" calcext:value-type="float">
            <text:p>0.000021778</text:p>
          </table:table-cell>
          <table:table-cell office:value-type="float" office:value="0.000893139650846264" calcext:value-type="float">
            <text:p>0.0008931397</text:p>
          </table:table-cell>
          <table:table-cell office:value-type="float" office:value="0.00056421617266735" calcext:value-type="float">
            <text:p>0.0005642162</text:p>
          </table:table-cell>
          <table:table-cell office:value-type="float" office:value="0.00365436895338764" calcext:value-type="float">
            <text:p>0.003654369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876609373028889" calcext:value-type="float">
            <text:p>0.0087660937</text:p>
          </table:table-cell>
          <table:table-cell table:formula="of:=([.J36]/[.I36])*100" office:value-type="float" office:value="0.109576171628611" calcext:value-type="float">
            <text:p>0.1095761716</text:p>
          </table:table-cell>
          <table:table-cell/>
          <table:table-cell table:formula="of:=[.J36]/[.H36]" office:value-type="float" office:value="0.876609373028889" calcext:value-type="float">
            <text:p>0.876609373</text:p>
          </table:table-cell>
          <table:table-cell table:formula="of:=([.B36]+[.D36])/([.C36]+[.E36]+[.F36])" office:value-type="float" office:value="0.358288576204553" calcext:value-type="float">
            <text:p>0.3582885762</text:p>
          </table:table-cell>
          <table:table-cell table:formula="of:=([.B36]+[.D36])/(2*[.C36]+2*[.E36]+2*[.F36])" office:value-type="float" office:value="0.179144288102276" calcext:value-type="float">
            <text:p>0.1791442881</text:p>
          </table:table-cell>
          <table:table-cell table:formula="of:=([.B36]+[.D36])/([.B36]+(2*[.C36])+[.D36]+(2*[.E36])+(2*[.F36]))" office:value-type="float" office:value="0.151927367931021" calcext:value-type="float">
            <text:p>0.1519273679</text:p>
          </table:table-cell>
          <table:table-cell table:formula="of:=[.D36]/([.B36]+[.D36])" office:value-type="float" office:value="0.587872786193316" calcext:value-type="float">
            <text:p>0.5878727862</text:p>
          </table:table-cell>
          <table:table-cell table:formula="of:=([.E36]+(2*[.F36]))/(2*([.C36]+[.E36]+[.F36]))" office:value-type="float" office:value="0.928334883326629" calcext:value-type="float">
            <text:p>0.9283348833</text:p>
          </table:table-cell>
          <table:table-cell table:formula="of:=([.P36]*[.Q36])+((1-[.P36])*[.R36])" office:value-type="float" office:value="0.876609373028889" calcext:value-type="float">
            <text:p>0.876609373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100982992291" calcext:value-type="float">
            <text:p>9.9910098299</text:p>
          </table:table-cell>
          <table:table-cell office:value-type="float" office:value="0.000510993648859672" calcext:value-type="float">
            <text:p>0.0005109936</text:p>
          </table:table-cell>
          <table:table-cell table:style-name="ce1" office:value-type="float" office:value="0.0000145049109846489" calcext:value-type="float">
            <text:p>1.45E-05</text:p>
          </table:table-cell>
          <table:table-cell office:value-type="float" office:value="0.000911303648528151" calcext:value-type="float">
            <text:p>0.0009113036</text:p>
          </table:table-cell>
          <table:table-cell office:value-type="float" office:value="0.00046982645208096" calcext:value-type="float">
            <text:p>0.0004698265</text:p>
          </table:table-cell>
          <table:table-cell office:value-type="float" office:value="0.00380451998824048" calcext:value-type="float">
            <text:p>0.00380452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899017007709007" calcext:value-type="float">
            <text:p>0.0089901701</text:p>
          </table:table-cell>
          <table:table-cell table:formula="of:=([.J37]/[.I37])*100" office:value-type="float" office:value="0.0899017007709007" calcext:value-type="float">
            <text:p>0.0899017008</text:p>
          </table:table-cell>
          <table:table-cell/>
          <table:table-cell table:formula="of:=[.J37]/[.H37]" office:value-type="float" office:value="0.899017007709007" calcext:value-type="float">
            <text:p>0.8990170077</text:p>
          </table:table-cell>
          <table:table-cell table:formula="of:=([.B37]+[.D37])/([.C37]+[.E37]+[.F37])" office:value-type="float" office:value="0.331626624679983" calcext:value-type="float">
            <text:p>0.3316266247</text:p>
          </table:table-cell>
          <table:table-cell table:formula="of:=([.B37]+[.D37])/(2*[.C37]+2*[.E37]+2*[.F37])" office:value-type="float" office:value="0.165813312339992" calcext:value-type="float">
            <text:p>0.1658133123</text:p>
          </table:table-cell>
          <table:table-cell table:formula="of:=([.B37]+[.D37])/([.B37]+(2*[.C37])+[.D37]+(2*[.E37])+(2*[.F37]))" office:value-type="float" office:value="0.142229729738782" calcext:value-type="float">
            <text:p>0.1422297297</text:p>
          </table:table-cell>
          <table:table-cell table:formula="of:=[.D37]/([.B37]+[.D37])" office:value-type="float" office:value="0.640726555693976" calcext:value-type="float">
            <text:p>0.6407265557</text:p>
          </table:table-cell>
          <table:table-cell table:formula="of:=([.E37]+(2*[.F37]))/(2*([.C37]+[.E37]+[.F37]))" office:value-type="float" office:value="0.941845003103413" calcext:value-type="float">
            <text:p>0.9418450031</text:p>
          </table:table-cell>
          <table:table-cell table:formula="of:=([.P37]*[.Q37])+((1-[.P37])*[.R37])" office:value-type="float" office:value="0.899017007709007" calcext:value-type="float">
            <text:p>0.8990170077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4722939635549" calcext:value-type="float">
            <text:p>0.009472294</text:p>
          </table:table-cell>
          <table:table-cell office:value-type="float" office:value="0.0169733859620752" calcext:value-type="float">
            <text:p>0.016973386</text:p>
          </table:table-cell>
          <table:table-cell office:value-type="float" office:value="0.0160037234130262" calcext:value-type="float">
            <text:p>0.0160037234</text:p>
          </table:table-cell>
          <table:table-cell office:value-type="float" office:value="0.000028698676898053" calcext:value-type="float">
            <text:p>2.8698676898053E-05</text:p>
          </table:table-cell>
          <table:table-cell office:value-type="float" office:value="0.000491461175427296" calcext:value-type="float">
            <text:p>0.0004914612</text:p>
          </table:table-cell>
          <table:table-cell table:style-name="ce1" office:value-type="float" office:value="0.00000377309205987314" calcext:value-type="float">
            <text:p>3.77E-06</text:p>
          </table:table-cell>
          <table:table-cell/>
          <table:table-cell table:formula="of:=[.B40]+(2*[.C40])+[.D40]+(2*[.E40])+(2*[.F40])" office:value-type="float" office:value="0.05" calcext:value-type="float">
            <text:p>0.05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0527706036445096" calcext:value-type="float">
            <text:p>0.000527706</text:p>
          </table:table-cell>
          <table:table-cell table:formula="of:=([.J40]/[.I40])*100" office:value-type="float" office:value="5.27706036445096" calcext:value-type="float">
            <text:p>5.2770603645</text:p>
          </table:table-cell>
          <table:table-cell/>
          <table:table-cell table:formula="of:=[.J40]/[.H40]" office:value-type="float" office:value="0.0105541207289019" calcext:value-type="float">
            <text:p>0.0105541207</text:p>
          </table:table-cell>
          <table:table-cell table:formula="of:=([.B40]+[.D40])/([.C40]+[.E40]+[.F40])" office:value-type="float" office:value="1.03049446929937" calcext:value-type="float">
            <text:p>1.0304944693</text:p>
          </table:table-cell>
          <table:table-cell table:formula="of:=([.B40]+[.D40])/(2*[.C40]+2*[.E40]+2*[.F40])" office:value-type="float" office:value="0.515247234649683" calcext:value-type="float">
            <text:p>0.5152472346</text:p>
          </table:table-cell>
          <table:table-cell table:formula="of:=([.B40]+[.D40])/([.B40]+(2*[.C40])+[.D40]+(2*[.E40])+(2*[.F40]))" office:value-type="float" office:value="0.340041692779466" calcext:value-type="float">
            <text:p>0.3400416928</text:p>
          </table:table-cell>
          <table:table-cell table:formula="of:=[.D40]/([.B40]+[.D40])" office:value-type="float" office:value="0.00168795047827653" calcext:value-type="float">
            <text:p>0.0016879505</text:p>
          </table:table-cell>
          <table:table-cell table:formula="of:=([.E40]+(2*[.F40]))/(2*([.C40]+[.E40]+[.F40]))" office:value-type="float" office:value="0.0151223904324699" calcext:value-type="float">
            <text:p>0.0151223904</text:p>
          </table:table-cell>
          <table:table-cell table:formula="of:=([.P40]*[.Q40])+((1-[.P40])*[.R40])" office:value-type="float" office:value="0.0105541207289019" calcext:value-type="float">
            <text:p>0.0105541207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89542856623898" calcext:value-type="float">
            <text:p>0.0189542857</text:p>
          </table:table-cell>
          <table:table-cell office:value-type="float" office:value="0.0167657258440146" calcext:value-type="float">
            <text:p>0.0167657258</text:p>
          </table:table-cell>
          <table:table-cell office:value-type="float" office:value="0.0156145252289084" calcext:value-type="float">
            <text:p>0.0156145252</text:p>
          </table:table-cell>
          <table:table-cell office:value-type="float" office:value="0.0000567241507217802" calcext:value-type="float">
            <text:p>5.67241507217802E-05</text:p>
          </table:table-cell>
          <table:table-cell office:value-type="float" office:value="0.000959509360558423" calcext:value-type="float">
            <text:p>0.0009595094</text:p>
          </table:table-cell>
          <table:table-cell table:style-name="ce1" office:value-type="float" office:value="0.0000147404131650245" calcext:value-type="float">
            <text:p>1.47E-05</text:p>
          </table:table-cell>
          <table:table-cell/>
          <table:table-cell table:formula="of:=[.B41]+(2*[.C41])+[.D41]+(2*[.E41])+(2*[.F41])" office:value-type="float" office:value="0.05" calcext:value-type="float">
            <text:p>0.05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104571433761025" calcext:value-type="float">
            <text:p>0.0010457143</text:p>
          </table:table-cell>
          <table:table-cell table:formula="of:=([.J41]/[.I41])*100" office:value-type="float" office:value="5.22857168805126" calcext:value-type="float">
            <text:p>5.2285716881</text:p>
          </table:table-cell>
          <table:table-cell/>
          <table:table-cell table:formula="of:=[.J41]/[.H41]" office:value-type="float" office:value="0.020914286752205" calcext:value-type="float">
            <text:p>0.0209142868</text:p>
          </table:table-cell>
          <table:table-cell table:formula="of:=([.B41]+[.D41])/([.C41]+[.E41]+[.F41])" office:value-type="float" office:value="1.01408633199663" calcext:value-type="float">
            <text:p>1.014086332</text:p>
          </table:table-cell>
          <table:table-cell table:formula="of:=([.B41]+[.D41])/(2*[.C41]+2*[.E41]+2*[.F41])" office:value-type="float" office:value="0.507043165998317" calcext:value-type="float">
            <text:p>0.507043166</text:p>
          </table:table-cell>
          <table:table-cell table:formula="of:=([.B41]+[.D41])/([.B41]+(2*[.C41])+[.D41]+(2*[.E41])+(2*[.F41]))" office:value-type="float" office:value="0.336448999894727" calcext:value-type="float">
            <text:p>0.3364489999</text:p>
          </table:table-cell>
          <table:table-cell table:formula="of:=[.D41]/([.B41]+[.D41])" office:value-type="float" office:value="0.00337193159970924" calcext:value-type="float">
            <text:p>0.0033719316</text:p>
          </table:table-cell>
          <table:table-cell table:formula="of:=([.E41]+(2*[.F41]))/(2*([.C41]+[.E41]+[.F41]))" office:value-type="float" office:value="0.0298090180477934" calcext:value-type="float">
            <text:p>0.029809018</text:p>
          </table:table-cell>
          <table:table-cell table:formula="of:=([.P41]*[.Q41])+((1-[.P41])*[.R41])" office:value-type="float" office:value="0.020914286752205" calcext:value-type="float">
            <text:p>0.0209142868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844575930644" calcext:value-type="float">
            <text:p>0.0284457593</text:p>
          </table:table-cell>
          <table:table-cell office:value-type="float" office:value="0.0165627917938598" calcext:value-type="float">
            <text:p>0.0165627918</text:p>
          </table:table-cell>
          <table:table-cell office:value-type="float" office:value="0.0152388132999749" calcext:value-type="float">
            <text:p>0.0152388133</text:p>
          </table:table-cell>
          <table:table-cell office:value-type="float" office:value="0.0000840987022027307" calcext:value-type="float">
            <text:p>8.40987022027307E-05</text:p>
          </table:table-cell>
          <table:table-cell office:value-type="float" office:value="0.00140534091263033" calcext:value-type="float">
            <text:p>0.0014053409</text:p>
          </table:table-cell>
          <table:table-cell table:style-name="ce1" office:value-type="float" office:value="0.000032400539363454" calcext:value-type="float">
            <text:p>3.24E-05</text:p>
          </table:table-cell>
          <table:table-cell/>
          <table:table-cell table:formula="of:=[.B42]+(2*[.C42])+[.D42]+(2*[.E42])+(2*[.F42])" office:value-type="float" office:value="0.05" calcext:value-type="float">
            <text:p>0.05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155424069355997" calcext:value-type="float">
            <text:p>0.0015542407</text:p>
          </table:table-cell>
          <table:table-cell table:formula="of:=([.J42]/[.I42])*100" office:value-type="float" office:value="5.18080231186658" calcext:value-type="float">
            <text:p>5.1808023119</text:p>
          </table:table-cell>
          <table:table-cell/>
          <table:table-cell table:formula="of:=[.J42]/[.H42]" office:value-type="float" office:value="0.0310848138711995" calcext:value-type="float">
            <text:p>0.0310848139</text:p>
          </table:table-cell>
          <table:table-cell table:formula="of:=([.B42]+[.D42])/([.C42]+[.E42]+[.F42])" office:value-type="float" office:value="0.998221199981207" calcext:value-type="float">
            <text:p>0.9982212</text:p>
          </table:table-cell>
          <table:table-cell table:formula="of:=([.B42]+[.D42])/(2*[.C42]+2*[.E42]+2*[.F42])" office:value-type="float" office:value="0.499110599990604" calcext:value-type="float">
            <text:p>0.4991106</text:p>
          </table:table-cell>
          <table:table-cell table:formula="of:=([.B42]+[.D42])/([.B42]+(2*[.C42])+[.D42]+(2*[.E42])+(2*[.F42]))" office:value-type="float" office:value="0.332937809921251" calcext:value-type="float">
            <text:p>0.3329378099</text:p>
          </table:table-cell>
          <table:table-cell table:formula="of:=[.D42]/([.B42]+[.D42])" office:value-type="float" office:value="0.00505191658602082" calcext:value-type="float">
            <text:p>0.0050519166</text:p>
          </table:table-cell>
          <table:table-cell table:formula="of:=([.E42]+(2*[.F42]))/(2*([.C42]+[.E42]+[.F42]))" office:value-type="float" office:value="0.0440781088546987" calcext:value-type="float">
            <text:p>0.0440781089</text:p>
          </table:table-cell>
          <table:table-cell table:formula="of:=([.P42]*[.Q42])+((1-[.P42])*[.R42])" office:value-type="float" office:value="0.0310848138711995" calcext:value-type="float">
            <text:p>0.0310848139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74563076268855" calcext:value-type="float">
            <text:p>0.0474563076</text:p>
          </table:table-cell>
          <table:table-cell office:value-type="float" office:value="0.016170504141166" calcext:value-type="float">
            <text:p>0.0161705041</text:p>
          </table:table-cell>
          <table:table-cell office:value-type="float" office:value="0.0145255030921694" calcext:value-type="float">
            <text:p>0.0145255031</text:p>
          </table:table-cell>
          <table:table-cell office:value-type="float" office:value="0.000136979546792392" calcext:value-type="float">
            <text:p>0.0001369795</text:p>
          </table:table-cell>
          <table:table-cell office:value-type="float" office:value="0.0022347973013807" calcext:value-type="float">
            <text:p>0.0022347973</text:p>
          </table:table-cell>
          <table:table-cell table:style-name="ce1" office:value-type="float" office:value="0.0000859577624707341" calcext:value-type="float">
            <text:p>8.60E-05</text:p>
          </table:table-cell>
          <table:table-cell/>
          <table:table-cell table:formula="of:=[.B43]+(2*[.C43])+[.D43]+(2*[.E43])+(2*[.F43])" office:value-type="float" office:value="0.05" calcext:value-type="float">
            <text:p>0.05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254369237311456" calcext:value-type="float">
            <text:p>0.0025436924</text:p>
          </table:table-cell>
          <table:table-cell table:formula="of:=([.J43]/[.I43])*100" office:value-type="float" office:value="5.08738474622911" calcext:value-type="float">
            <text:p>5.0873847462</text:p>
          </table:table-cell>
          <table:table-cell/>
          <table:table-cell table:formula="of:=[.J43]/[.H43]" office:value-type="float" office:value="0.0508738474622911" calcext:value-type="float">
            <text:p>0.0508738475</text:p>
          </table:table-cell>
          <table:table-cell table:formula="of:=([.B43]+[.D43])/([.C43]+[.E43]+[.F43])" office:value-type="float" office:value="0.968018151979354" calcext:value-type="float">
            <text:p>0.968018152</text:p>
          </table:table-cell>
          <table:table-cell table:formula="of:=([.B43]+[.D43])/(2*[.C43]+2*[.E43]+2*[.F43])" office:value-type="float" office:value="0.484009075989677" calcext:value-type="float">
            <text:p>0.484009076</text:p>
          </table:table-cell>
          <table:table-cell table:formula="of:=([.B43]+[.D43])/([.B43]+(2*[.C43])+[.D43]+(2*[.E43])+(2*[.F43]))" office:value-type="float" office:value="0.326149673759168" calcext:value-type="float">
            <text:p>0.3261496738</text:p>
          </table:table-cell>
          <table:table-cell table:formula="of:=[.D43]/([.B43]+[.D43])" office:value-type="float" office:value="0.00839979664634215" calcext:value-type="float">
            <text:p>0.0083997966</text:p>
          </table:table-cell>
          <table:table-cell table:formula="of:=([.E43]+(2*[.F43]))/(2*([.C43]+[.E43]+[.F43]))" office:value-type="float" office:value="0.0714316735512572" calcext:value-type="float">
            <text:p>0.0714316736</text:p>
          </table:table-cell>
          <table:table-cell table:formula="of:=([.P43]*[.Q43])+((1-[.P43])*[.R43])" office:value-type="float" office:value="0.0508738474622911" calcext:value-type="float">
            <text:p>0.0508738475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60380665845368" calcext:value-type="float">
            <text:p>0.0760380666</text:p>
          </table:table-cell>
          <table:table-cell office:value-type="float" office:value="0.0156139348703082" calcext:value-type="float">
            <text:p>0.0156139349</text:p>
          </table:table-cell>
          <table:table-cell office:value-type="float" office:value="0.0135428101465563" calcext:value-type="float">
            <text:p>0.0135428101</text:p>
          </table:table-cell>
          <table:table-cell office:value-type="float" office:value="0.000211924735347749" calcext:value-type="float">
            <text:p>0.0002119247</text:p>
          </table:table-cell>
          <table:table-cell office:value-type="float" office:value="0.00333851142111585" calcext:value-type="float">
            <text:p>0.0033385114</text:p>
          </table:table-cell>
          <table:table-cell office:value-type="float" office:value="0.000205748629499821" calcext:value-type="float">
            <text:p>0.0002057486</text:p>
          </table:table-cell>
          <table:table-cell/>
          <table:table-cell table:formula="of:=[.B44]+(2*[.C44])+[.D44]+(2*[.E44])+(2*[.F44])" office:value-type="float" office:value="0.05" calcext:value-type="float">
            <text:p>0.05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396193341546324" calcext:value-type="float">
            <text:p>0.0039619334</text:p>
          </table:table-cell>
          <table:table-cell table:formula="of:=([.J44]/[.I44])*100" office:value-type="float" office:value="4.95241676932905" calcext:value-type="float">
            <text:p>4.9524167693</text:p>
          </table:table-cell>
          <table:table-cell/>
          <table:table-cell table:formula="of:=[.J44]/[.H44]" office:value-type="float" office:value="0.0792386683092647" calcext:value-type="float">
            <text:p>0.0792386683</text:p>
          </table:table-cell>
          <table:table-cell table:formula="of:=([.B44]+[.D44])/([.C44]+[.E44]+[.F44])" office:value-type="float" office:value="0.926189184163078" calcext:value-type="float">
            <text:p>0.9261891842</text:p>
          </table:table-cell>
          <table:table-cell table:formula="of:=([.B44]+[.D44])/(2*[.C44]+2*[.E44]+2*[.F44])" office:value-type="float" office:value="0.463094592081539" calcext:value-type="float">
            <text:p>0.4630945921</text:p>
          </table:table-cell>
          <table:table-cell table:formula="of:=([.B44]+[.D44])/([.B44]+(2*[.C44])+[.D44]+(2*[.E44])+(2*[.F44]))" office:value-type="float" office:value="0.31651719211312" calcext:value-type="float">
            <text:p>0.3165171921</text:p>
          </table:table-cell>
          <table:table-cell table:formula="of:=[.D44]/([.B44]+[.D44])" office:value-type="float" office:value="0.0133910410321098" calcext:value-type="float">
            <text:p>0.013391041</text:p>
          </table:table-cell>
          <table:table-cell table:formula="of:=([.E44]+(2*[.F44]))/(2*([.C44]+[.E44]+[.F44]))" office:value-type="float" office:value="0.109732348402716" calcext:value-type="float">
            <text:p>0.1097323484</text:p>
          </table:table-cell>
          <table:table-cell table:formula="of:=([.P44]*[.Q44])+((1-[.P44])*[.R44])" office:value-type="float" office:value="0.0792386683092647" calcext:value-type="float">
            <text:p>0.0792386683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51342395842553" calcext:value-type="float">
            <text:p>0.0951342396</text:p>
          </table:table-cell>
          <table:table-cell office:value-type="float" office:value="0.0152626300211116" calcext:value-type="float">
            <text:p>0.01526263</text:p>
          </table:table-cell>
          <table:table-cell office:value-type="float" office:value="0.0129402544652122" calcext:value-type="float">
            <text:p>0.0129402545</text:p>
          </table:table-cell>
          <table:table-cell office:value-type="float" office:value="0.000259181768148898" calcext:value-type="float">
            <text:p>0.0002591818</text:p>
          </table:table-cell>
          <table:table-cell office:value-type="float" office:value="0.00399110063271927" calcext:value-type="float">
            <text:p>0.0039911006</text:p>
          </table:table-cell>
          <table:table-cell office:value-type="float" office:value="0.000307739007438269" calcext:value-type="float">
            <text:p>0.000307739</text:p>
          </table:table-cell>
          <table:table-cell/>
          <table:table-cell table:formula="of:=[.B45]+(2*[.C45])+[.D45]+(2*[.E45])+(2*[.F45])" office:value-type="float" office:value="0.05" calcext:value-type="float">
            <text:p>0.05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486576041574471" calcext:value-type="float">
            <text:p>0.0048657604</text:p>
          </table:table-cell>
          <table:table-cell table:formula="of:=([.J45]/[.I45])*100" office:value-type="float" office:value="4.86576041574471" calcext:value-type="float">
            <text:p>4.8657604157</text:p>
          </table:table-cell>
          <table:table-cell/>
          <table:table-cell table:formula="of:=[.J45]/[.H45]" office:value-type="float" office:value="0.0973152083148942" calcext:value-type="float">
            <text:p>0.0973152083</text:p>
          </table:table-cell>
          <table:table-cell table:formula="of:=([.B45]+[.D45])/([.C45]+[.E45]+[.F45])" office:value-type="float" office:value="0.90038442242888" calcext:value-type="float">
            <text:p>0.9003844224</text:p>
          </table:table-cell>
          <table:table-cell table:formula="of:=([.B45]+[.D45])/(2*[.C45]+2*[.E45]+2*[.F45])" office:value-type="float" office:value="0.45019221121444" calcext:value-type="float">
            <text:p>0.4501922112</text:p>
          </table:table-cell>
          <table:table-cell table:formula="of:=([.B45]+[.D45])/([.B45]+(2*[.C45])+[.D45]+(2*[.E45])+(2*[.F45]))" office:value-type="float" office:value="0.310436235785209" calcext:value-type="float">
            <text:p>0.3104362358</text:p>
          </table:table-cell>
          <table:table-cell table:formula="of:=[.D45]/([.B45]+[.D45])" office:value-type="float" office:value="0.0166979068982286" calcext:value-type="float">
            <text:p>0.0166979069</text:p>
          </table:table-cell>
          <table:table-cell table:formula="of:=([.E45]+(2*[.F45]))/(2*([.C45]+[.E45]+[.F45]))" office:value-type="float" office:value="0.133608489501804" calcext:value-type="float">
            <text:p>0.1336084895</text:p>
          </table:table-cell>
          <table:table-cell table:formula="of:=([.P45]*[.Q45])+((1-[.P45])*[.R45])" office:value-type="float" office:value="0.0973152083148942" calcext:value-type="float">
            <text:p>0.0973152083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1061449425998" calcext:value-type="float">
            <text:p>0.1910614494</text:p>
          </table:table-cell>
          <table:table-cell office:value-type="float" office:value="0.0137102023363958" calcext:value-type="float">
            <text:p>0.0137102023</text:p>
          </table:table-cell>
          <table:table-cell office:value-type="float" office:value="0.010441713952228" calcext:value-type="float">
            <text:p>0.010441714</text:p>
          </table:table-cell>
          <table:table-cell office:value-type="float" office:value="0.000467579166761316" calcext:value-type="float">
            <text:p>0.0004675792</text:p>
          </table:table-cell>
          <table:table-cell office:value-type="float" office:value="0.00646781918514649" calcext:value-type="float">
            <text:p>0.0064678192</text:p>
          </table:table-cell>
          <table:table-cell office:value-type="float" office:value="0.00100157611104696" calcext:value-type="float">
            <text:p>0.0010015761</text:p>
          </table:table-cell>
          <table:table-cell/>
          <table:table-cell table:formula="of:=[.B46]+(2*[.C46])+[.D46]+(2*[.E46])+(2*[.F46])" office:value-type="float" office:value="0.05" calcext:value-type="float">
            <text:p>0.05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0893855057400172" calcext:value-type="float">
            <text:p>0.0089385506</text:p>
          </table:table-cell>
          <table:table-cell table:formula="of:=([.J46]/[.I46])*100" office:value-type="float" office:value="4.46927528700086" calcext:value-type="float">
            <text:p>4.469275287</text:p>
          </table:table-cell>
          <table:table-cell/>
          <table:table-cell table:formula="of:=[.J46]/[.H46]" office:value-type="float" office:value="0.178771011480034" calcext:value-type="float">
            <text:p>0.1787710115</text:p>
          </table:table-cell>
          <table:table-cell table:formula="of:=([.B46]+[.D46])/([.C46]+[.E46]+[.F46])" office:value-type="float" office:value="0.791563565746588" calcext:value-type="float">
            <text:p>0.7915635657</text:p>
          </table:table-cell>
          <table:table-cell table:formula="of:=([.B46]+[.D46])/(2*[.C46]+2*[.E46]+2*[.F46])" office:value-type="float" office:value="0.395781782873294" calcext:value-type="float">
            <text:p>0.3957817829</text:p>
          </table:table-cell>
          <table:table-cell table:formula="of:=([.B46]+[.D46])/([.B46]+(2*[.C46])+[.D46]+(2*[.E46])+(2*[.F46]))" office:value-type="float" office:value="0.283555630063143" calcext:value-type="float">
            <text:p>0.2835556301</text:p>
          </table:table-cell>
          <table:table-cell table:formula="of:=[.D46]/([.B46]+[.D46])" office:value-type="float" office:value="0.0329797131276987" calcext:value-type="float">
            <text:p>0.0329797131</text:p>
          </table:table-cell>
          <table:table-cell table:formula="of:=([.E46]+(2*[.F46]))/(2*([.C46]+[.E46]+[.F46]))" office:value-type="float" office:value="0.236472551469334" calcext:value-type="float">
            <text:p>0.2364725515</text:p>
          </table:table-cell>
          <table:table-cell table:formula="of:=([.P46]*[.Q46])+((1-[.P46])*[.R46])" office:value-type="float" office:value="0.178771011480034" calcext:value-type="float">
            <text:p>0.1787710115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87619451067716" calcext:value-type="float">
            <text:p>0.2876194511</text:p>
          </table:table-cell>
          <table:table-cell office:value-type="float" office:value="0.0124341321758355" calcext:value-type="float">
            <text:p>0.0124341322</text:p>
          </table:table-cell>
          <table:table-cell office:value-type="float" office:value="0.00858845456676943" calcext:value-type="float">
            <text:p>0.0085884546</text:p>
          </table:table-cell>
          <table:table-cell office:value-type="float" office:value="0.000638369241358724" calcext:value-type="float">
            <text:p>0.0006383692</text:p>
          </table:table-cell>
          <table:table-cell office:value-type="float" office:value="0.00800840975834219" calcext:value-type="float">
            <text:p>0.0080084098</text:p>
          </table:table-cell>
          <table:table-cell office:value-type="float" office:value="0.00186688496629129" calcext:value-type="float">
            <text:p>0.001866885</text:p>
          </table:table-cell>
          <table:table-cell/>
          <table:table-cell table:formula="of:=[.B47]+(2*[.C47])+[.D47]+(2*[.E47])+(2*[.F47])" office:value-type="float" office:value="0.05" calcext:value-type="float">
            <text:p>0.05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123805489322835" calcext:value-type="float">
            <text:p>0.0123805489</text:p>
          </table:table-cell>
          <table:table-cell table:formula="of:=([.J47]/[.I47])*100" office:value-type="float" office:value="4.1268496440945" calcext:value-type="float">
            <text:p>4.1268496441</text:p>
          </table:table-cell>
          <table:table-cell/>
          <table:table-cell table:formula="of:=[.J47]/[.H47]" office:value-type="float" office:value="0.24761097864567" calcext:value-type="float">
            <text:p>0.2476109786</text:p>
          </table:table-cell>
          <table:table-cell table:formula="of:=([.B47]+[.D47])/([.C47]+[.E47]+[.F47])" office:value-type="float" office:value="0.708009040356771" calcext:value-type="float">
            <text:p>0.7080090404</text:p>
          </table:table-cell>
          <table:table-cell table:formula="of:=([.B47]+[.D47])/(2*[.C47]+2*[.E47]+2*[.F47])" office:value-type="float" office:value="0.354004520178385" calcext:value-type="float">
            <text:p>0.3540045202</text:p>
          </table:table-cell>
          <table:table-cell table:formula="of:=([.B47]+[.D47])/([.B47]+(2*[.C47])+[.D47]+(2*[.E47])+(2*[.F47]))" office:value-type="float" office:value="0.261450028343884" calcext:value-type="float">
            <text:p>0.2614500283</text:p>
          </table:table-cell>
          <table:table-cell table:formula="of:=[.D47]/([.B47]+[.D47])" office:value-type="float" office:value="0.0488329831442268" calcext:value-type="float">
            <text:p>0.0488329831</text:p>
          </table:table-cell>
          <table:table-cell table:formula="of:=([.E47]+(2*[.F47]))/(2*([.C47]+[.E47]+[.F47]))" office:value-type="float" office:value="0.317979287565179" calcext:value-type="float">
            <text:p>0.3179792876</text:p>
          </table:table-cell>
          <table:table-cell table:formula="of:=([.P47]*[.Q47])+((1-[.P47])*[.R47])" office:value-type="float" office:value="0.24761097864567" calcext:value-type="float">
            <text:p>0.2476109786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82151315247513" calcext:value-type="float">
            <text:p>0.4821513152</text:p>
          </table:table-cell>
          <table:table-cell office:value-type="float" office:value="0.0104668541605341" calcext:value-type="float">
            <text:p>0.0104668542</text:p>
          </table:table-cell>
          <table:table-cell office:value-type="float" office:value="0.00608578225079383" calcext:value-type="float">
            <text:p>0.0060857823</text:p>
          </table:table-cell>
          <table:table-cell office:value-type="float" office:value="0.00090081943875097" calcext:value-type="float">
            <text:p>0.0009008194</text:p>
          </table:table-cell>
          <table:table-cell office:value-type="float" office:value="0.00951289658539094" calcext:value-type="float">
            <text:p>0.0095128966</text:p>
          </table:table-cell>
          <table:table-cell office:value-type="float" office:value="0.00371748436417268" calcext:value-type="float">
            <text:p>0.0037174844</text:p>
          </table:table-cell>
          <table:table-cell/>
          <table:table-cell table:formula="of:=[.B48]+(2*[.C48])+[.D48]+(2*[.E48])+(2*[.F48])" office:value-type="float" office:value="0.05" calcext:value-type="float">
            <text:p>0.05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178486847524873" calcext:value-type="float">
            <text:p>0.0178486848</text:p>
          </table:table-cell>
          <table:table-cell table:formula="of:=([.J48]/[.I48])*100" office:value-type="float" office:value="3.56973695049746" calcext:value-type="float">
            <text:p>3.5697369505</text:p>
          </table:table-cell>
          <table:table-cell/>
          <table:table-cell table:formula="of:=[.J48]/[.H48]" office:value-type="float" office:value="0.356973695049746" calcext:value-type="float">
            <text:p>0.356973695</text:p>
          </table:table-cell>
          <table:table-cell table:formula="of:=([.B48]+[.D48])/([.C48]+[.E48]+[.F48])" office:value-type="float" office:value="0.588505775260521" calcext:value-type="float">
            <text:p>0.5885057753</text:p>
          </table:table-cell>
          <table:table-cell table:formula="of:=([.B48]+[.D48])/(2*[.C48]+2*[.E48]+2*[.F48])" office:value-type="float" office:value="0.29425288763026" calcext:value-type="float">
            <text:p>0.2942528876</text:p>
          </table:table-cell>
          <table:table-cell table:formula="of:=([.B48]+[.D48])/([.B48]+(2*[.C48])+[.D48]+(2*[.E48])+(2*[.F48]))" office:value-type="float" office:value="0.227353471985702" calcext:value-type="float">
            <text:p>0.227353472</text:p>
          </table:table-cell>
          <table:table-cell table:formula="of:=[.D48]/([.B48]+[.D48])" office:value-type="float" office:value="0.0792439570755815" calcext:value-type="float">
            <text:p>0.0792439571</text:p>
          </table:table-cell>
          <table:table-cell table:formula="of:=([.E48]+(2*[.F48]))/(2*([.C48]+[.E48]+[.F48]))" office:value-type="float" office:value="0.438696472429439" calcext:value-type="float">
            <text:p>0.4386964724</text:p>
          </table:table-cell>
          <table:table-cell table:formula="of:=([.P48]*[.Q48])+((1-[.P48])*[.R48])" office:value-type="float" office:value="0.356973695049746" calcext:value-type="float">
            <text:p>0.356973695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76325505443261" calcext:value-type="float">
            <text:p>0.7763255054</text:p>
          </table:table-cell>
          <table:table-cell office:value-type="float" office:value="0.00844233407311565" calcext:value-type="float">
            <text:p>0.0084423341</text:p>
          </table:table-cell>
          <table:table-cell office:value-type="float" office:value="0.00395921540564244" calcext:value-type="float">
            <text:p>0.0039592154</text:p>
          </table:table-cell>
          <table:table-cell office:value-type="float" office:value="0.00116988886905817" calcext:value-type="float">
            <text:p>0.0011698889</text:p>
          </table:table-cell>
          <table:table-cell office:value-type="float" office:value="0.00996474055886072" calcext:value-type="float">
            <text:p>0.0099647406</text:p>
          </table:table-cell>
          <table:table-cell office:value-type="float" office:value="0.00626993256440992" calcext:value-type="float">
            <text:p>0.0062699326</text:p>
          </table:table-cell>
          <table:table-cell/>
          <table:table-cell table:formula="of:=[.B49]+(2*[.C49])+[.D49]+(2*[.E49])+(2*[.F49])" office:value-type="float" office:value="0.05" calcext:value-type="float">
            <text:p>0.05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236744945567387" calcext:value-type="float">
            <text:p>0.0236744946</text:p>
          </table:table-cell>
          <table:table-cell table:formula="of:=([.J49]/[.I49])*100" office:value-type="float" office:value="2.95931181959234" calcext:value-type="float">
            <text:p>2.9593118196</text:p>
          </table:table-cell>
          <table:table-cell/>
          <table:table-cell table:formula="of:=[.J49]/[.H49]" office:value-type="float" office:value="0.473489891134775" calcext:value-type="float">
            <text:p>0.4734898911</text:p>
          </table:table-cell>
          <table:table-cell table:formula="of:=([.B49]+[.D49])/([.C49]+[.E49]+[.F49])" office:value-type="float" office:value="0.475996632763982" calcext:value-type="float">
            <text:p>0.4759966328</text:p>
          </table:table-cell>
          <table:table-cell table:formula="of:=([.B49]+[.D49])/(2*[.C49]+2*[.E49]+2*[.F49])" office:value-type="float" office:value="0.237998316381991" calcext:value-type="float">
            <text:p>0.2379983164</text:p>
          </table:table-cell>
          <table:table-cell table:formula="of:=([.B49]+[.D49])/([.B49]+(2*[.C49])+[.D49]+(2*[.E49])+(2*[.F49]))" office:value-type="float" office:value="0.192244458843476" calcext:value-type="float">
            <text:p>0.1922444588</text:p>
          </table:table-cell>
          <table:table-cell table:formula="of:=[.D49]/([.B49]+[.D49])" office:value-type="float" office:value="0.121708461829913" calcext:value-type="float">
            <text:p>0.1217084618</text:p>
          </table:table-cell>
          <table:table-cell table:formula="of:=([.E49]+(2*[.F49]))/(2*([.C49]+[.E49]+[.F49]))" office:value-type="float" office:value="0.557213279043782" calcext:value-type="float">
            <text:p>0.557213279</text:p>
          </table:table-cell>
          <table:table-cell table:formula="of:=([.P49]*[.Q49])+((1-[.P49])*[.R49])" office:value-type="float" office:value="0.473489891134775" calcext:value-type="float">
            <text:p>0.4734898911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73465212940749" calcext:value-type="float">
            <text:p>0.9734652129</text:p>
          </table:table-cell>
          <table:table-cell office:value-type="float" office:value="0.00747246857656486" calcext:value-type="float">
            <text:p>0.0074724686</text:p>
          </table:table-cell>
          <table:table-cell office:value-type="float" office:value="0.00310178904716994" calcext:value-type="float">
            <text:p>0.003101789</text:p>
          </table:table-cell>
          <table:table-cell office:value-type="float" office:value="0.00129844259621306" calcext:value-type="float">
            <text:p>0.0012984426</text:p>
          </table:table-cell>
          <table:table-cell office:value-type="float" office:value="0.0097891662698444" calcext:value-type="float">
            <text:p>0.0097891663</text:p>
          </table:table-cell>
          <table:table-cell office:value-type="float" office:value="0.00772358909659671" calcext:value-type="float">
            <text:p>0.0077235891</text:p>
          </table:table-cell>
          <table:table-cell/>
          <table:table-cell table:formula="of:=[.B50]+(2*[.C50])+[.D50]+(2*[.E50])+(2*[.F50])" office:value-type="float" office:value="0.05" calcext:value-type="float">
            <text:p>0.05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265347870592509" calcext:value-type="float">
            <text:p>0.0265347871</text:p>
          </table:table-cell>
          <table:table-cell table:formula="of:=([.J50]/[.I50])*100" office:value-type="float" office:value="2.65347870592509" calcext:value-type="float">
            <text:p>2.6534787059</text:p>
          </table:table-cell>
          <table:table-cell/>
          <table:table-cell table:formula="of:=[.J50]/[.H50]" office:value-type="float" office:value="0.530695741185017" calcext:value-type="float">
            <text:p>0.5306957412</text:p>
          </table:table-cell>
          <table:table-cell table:formula="of:=([.B50]+[.D50])/([.C50]+[.E50]+[.F50])" office:value-type="float" office:value="0.425471987000925" calcext:value-type="float">
            <text:p>0.425471987</text:p>
          </table:table-cell>
          <table:table-cell table:formula="of:=([.B50]+[.D50])/(2*[.C50]+2*[.E50]+2*[.F50])" office:value-type="float" office:value="0.212735993500463" calcext:value-type="float">
            <text:p>0.2127359935</text:p>
          </table:table-cell>
          <table:table-cell table:formula="of:=([.B50]+[.D50])/([.B50]+(2*[.C50])+[.D50]+(2*[.E50])+(2*[.F50]))" office:value-type="float" office:value="0.175418223455558" calcext:value-type="float">
            <text:p>0.1754182235</text:p>
          </table:table-cell>
          <table:table-cell table:formula="of:=[.D50]/([.B50]+[.D50])" office:value-type="float" office:value="0.14803964726527" calcext:value-type="float">
            <text:p>0.1480396473</text:p>
          </table:table-cell>
          <table:table-cell table:formula="of:=([.E50]+(2*[.F50]))/(2*([.C50]+[.E50]+[.F50]))" office:value-type="float" office:value="0.612100465494041" calcext:value-type="float">
            <text:p>0.6121004655</text:p>
          </table:table-cell>
          <table:table-cell table:formula="of:=([.P50]*[.Q50])+((1-[.P50])*[.R50])" office:value-type="float" office:value="0.530695741185017" calcext:value-type="float">
            <text:p>0.5306957412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6515174332806" calcext:value-type="float">
            <text:p>1.9651517433</text:p>
          </table:table-cell>
          <table:table-cell office:value-type="float" office:value="0.00473335429687048" calcext:value-type="float">
            <text:p>0.0047333543</text:p>
          </table:table-cell>
          <table:table-cell office:value-type="float" office:value="0.00124457791307843" calcext:value-type="float">
            <text:p>0.0012445779</text:p>
          </table:table-cell>
          <table:table-cell office:value-type="float" office:value="0.00166036406151876" calcext:value-type="float">
            <text:p>0.0016603641</text:p>
          </table:table-cell>
          <table:table-cell office:value-type="float" office:value="0.00792923320503468" calcext:value-type="float">
            <text:p>0.0079292332</text:p>
          </table:table-cell>
          <table:table-cell office:value-type="float" office:value="0.0126293297026923" calcext:value-type="float">
            <text:p>0.0126293297</text:p>
          </table:table-cell>
          <table:table-cell/>
          <table:table-cell table:formula="of:=[.B51]+(2*[.C51])+[.D51]+(2*[.E51])+(2*[.F51])" office:value-type="float" office:value="0.05" calcext:value-type="float">
            <text:p>0.05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34848256671938" calcext:value-type="float">
            <text:p>0.0348482567</text:p>
          </table:table-cell>
          <table:table-cell table:formula="of:=([.J51]/[.I51])*100" office:value-type="float" office:value="1.7424128335969" calcext:value-type="float">
            <text:p>1.7424128336</text:p>
          </table:table-cell>
          <table:table-cell/>
          <table:table-cell table:formula="of:=[.J51]/[.H51]" office:value-type="float" office:value="0.69696513343876" calcext:value-type="float">
            <text:p>0.6969651334</text:p>
          </table:table-cell>
          <table:table-cell table:formula="of:=([.B51]+[.D51])/([.C51]+[.E51]+[.F51])" office:value-type="float" office:value="0.293247583498984" calcext:value-type="float">
            <text:p>0.2932475835</text:p>
          </table:table-cell>
          <table:table-cell table:formula="of:=([.B51]+[.D51])/(2*[.C51]+2*[.E51]+2*[.F51])" office:value-type="float" office:value="0.146623791749492" calcext:value-type="float">
            <text:p>0.1466237917</text:p>
          </table:table-cell>
          <table:table-cell table:formula="of:=([.B51]+[.D51])/([.B51]+(2*[.C51])+[.D51]+(2*[.E51])+(2*[.F51]))" office:value-type="float" office:value="0.127874367167785" calcext:value-type="float">
            <text:p>0.1278743672</text:p>
          </table:table-cell>
          <table:table-cell table:formula="of:=[.D51]/([.B51]+[.D51])" office:value-type="float" office:value="0.259686768864348" calcext:value-type="float">
            <text:p>0.2596867689</text:p>
          </table:table-cell>
          <table:table-cell table:formula="of:=([.E51]+(2*[.F51]))/(2*([.C51]+[.E51]+[.F51]))" office:value-type="float" office:value="0.761080545302677" calcext:value-type="float">
            <text:p>0.7610805453</text:p>
          </table:table-cell>
          <table:table-cell table:formula="of:=([.P51]*[.Q51])+((1-[.P51])*[.R51])" office:value-type="float" office:value="0.69696513343876" calcext:value-type="float">
            <text:p>0.6969651334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6116787838395" calcext:value-type="float">
            <text:p>2.9611678784</text:p>
          </table:table-cell>
          <table:table-cell office:value-type="float" office:value="0.00345881798627025" calcext:value-type="float">
            <text:p>0.003458818</text:p>
          </table:table-cell>
          <table:table-cell office:value-type="float" office:value="0.000664568084442241" calcext:value-type="float">
            <text:p>0.0006645681</text:p>
          </table:table-cell>
          <table:table-cell office:value-type="float" office:value="0.00182822211818444" calcext:value-type="float">
            <text:p>0.0018282221</text:p>
          </table:table-cell>
          <table:table-cell office:value-type="float" office:value="0.00637992422879373" calcext:value-type="float">
            <text:p>0.0063799242</text:p>
          </table:table-cell>
          <table:table-cell office:value-type="float" office:value="0.0153119876345367" calcext:value-type="float">
            <text:p>0.0153119876</text:p>
          </table:table-cell>
          <table:table-cell/>
          <table:table-cell table:formula="of:=[.B52]+(2*[.C52])+[.D52]+(2*[.E52])+(2*[.F52])" office:value-type="float" office:value="0.05" calcext:value-type="float">
            <text:p>0.05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388321216160515" calcext:value-type="float">
            <text:p>0.0388321216</text:p>
          </table:table-cell>
          <table:table-cell table:formula="of:=([.J52]/[.I52])*100" office:value-type="float" office:value="1.29440405386838" calcext:value-type="float">
            <text:p>1.2944040539</text:p>
          </table:table-cell>
          <table:table-cell/>
          <table:table-cell table:formula="of:=[.J52]/[.H52]" office:value-type="float" office:value="0.776642432321031" calcext:value-type="float">
            <text:p>0.7766424323</text:p>
          </table:table-cell>
          <table:table-cell table:formula="of:=([.B52]+[.D52])/([.C52]+[.E52]+[.F52])" office:value-type="float" office:value="0.23648803911912" calcext:value-type="float">
            <text:p>0.2364880391</text:p>
          </table:table-cell>
          <table:table-cell table:formula="of:=([.B52]+[.D52])/(2*[.C52]+2*[.E52]+2*[.F52])" office:value-type="float" office:value="0.11824401955956" calcext:value-type="float">
            <text:p>0.1182440196</text:p>
          </table:table-cell>
          <table:table-cell table:formula="of:=([.B52]+[.D52])/([.B52]+(2*[.C52])+[.D52]+(2*[.E52])+(2*[.F52]))" office:value-type="float" office:value="0.105740802089094" calcext:value-type="float">
            <text:p>0.1057408021</text:p>
          </table:table-cell>
          <table:table-cell table:formula="of:=[.D52]/([.B52]+[.D52])" office:value-type="float" office:value="0.345793124709616" calcext:value-type="float">
            <text:p>0.3457931247</text:p>
          </table:table-cell>
          <table:table-cell table:formula="of:=([.E52]+(2*[.F52]))/(2*([.C52]+[.E52]+[.F52]))" office:value-type="float" office:value="0.827587786277458" calcext:value-type="float">
            <text:p>0.8275877863</text:p>
          </table:table-cell>
          <table:table-cell table:formula="of:=([.P52]*[.Q52])+((1-[.P52])*[.R52])" office:value-type="float" office:value="0.776642432321031" calcext:value-type="float">
            <text:p>0.7766424323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5731118403379" calcext:value-type="float">
            <text:p>4.957311184</text:p>
          </table:table-cell>
          <table:table-cell office:value-type="float" office:value="0.00224620105331096" calcext:value-type="float">
            <text:p>0.0022462011</text:p>
          </table:table-cell>
          <table:table-cell office:value-type="float" office:value="0.000280273034998782" calcext:value-type="float">
            <text:p>0.000280273</text:p>
          </table:table-cell>
          <table:table-cell office:value-type="float" office:value="0.00198761849216529" calcext:value-type="float">
            <text:p>0.0019876185</text:p>
          </table:table-cell>
          <table:table-cell office:value-type="float" office:value="0.00450443691048545" calcext:value-type="float">
            <text:p>0.0045044369</text:p>
          </table:table-cell>
          <table:table-cell office:value-type="float" office:value="0.0180983802817776" calcext:value-type="float">
            <text:p>0.0180983803</text:p>
          </table:table-cell>
          <table:table-cell/>
          <table:table-cell table:formula="of:=[.B53]+(2*[.C53])+[.D53]+(2*[.E53])+(2*[.F53])" office:value-type="float" office:value="0.05" calcext:value-type="float">
            <text:p>0.05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42688815966206" calcext:value-type="float">
            <text:p>0.042688816</text:p>
          </table:table-cell>
          <table:table-cell table:formula="of:=([.J53]/[.I53])*100" office:value-type="float" office:value="0.85377631932412" calcext:value-type="float">
            <text:p>0.8537763193</text:p>
          </table:table-cell>
          <table:table-cell/>
          <table:table-cell table:formula="of:=[.J53]/[.H53]" office:value-type="float" office:value="0.85377631932412" calcext:value-type="float">
            <text:p>0.8537763193</text:p>
          </table:table-cell>
          <table:table-cell table:formula="of:=([.B53]+[.D53])/([.C53]+[.E53]+[.F53])" office:value-type="float" office:value="0.185019571370316" calcext:value-type="float">
            <text:p>0.1850195714</text:p>
          </table:table-cell>
          <table:table-cell table:formula="of:=([.B53]+[.D53])/(2*[.C53]+2*[.E53]+2*[.F53])" office:value-type="float" office:value="0.0925097856851579" calcext:value-type="float">
            <text:p>0.0925097857</text:p>
          </table:table-cell>
          <table:table-cell table:formula="of:=([.B53]+[.D53])/([.B53]+(2*[.C53])+[.D53]+(2*[.E53])+(2*[.F53]))" office:value-type="float" office:value="0.0846763909095251" calcext:value-type="float">
            <text:p>0.0846763909</text:p>
          </table:table-cell>
          <table:table-cell table:formula="of:=[.D53]/([.B53]+[.D53])" office:value-type="float" office:value="0.469462259979649" calcext:value-type="float">
            <text:p>0.46946226</text:p>
          </table:table-cell>
          <table:table-cell table:formula="of:=([.E53]+(2*[.F53]))/(2*([.C53]+[.E53]+[.F53]))" office:value-type="float" office:value="0.889329130589871" calcext:value-type="float">
            <text:p>0.8893291306</text:p>
          </table:table-cell>
          <table:table-cell table:formula="of:=([.P53]*[.Q53])+((1-[.P53])*[.R53])" office:value-type="float" office:value="0.85377631932412" calcext:value-type="float">
            <text:p>0.8537763193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548136306098" calcext:value-type="float">
            <text:p>7.9548136306</text:p>
          </table:table-cell>
          <table:table-cell office:value-type="float" office:value="0.00147141391503157" calcext:value-type="float">
            <text:p>0.0014714139</text:p>
          </table:table-cell>
          <table:table-cell office:value-type="float" office:value="0.000120269022413251" calcext:value-type="float">
            <text:p>0.000120269</text:p>
          </table:table-cell>
          <table:table-cell office:value-type="float" office:value="0.00208931098895983" calcext:value-type="float">
            <text:p>0.002089311</text:p>
          </table:table-cell>
          <table:table-cell office:value-type="float" office:value="0.00310167864993671" calcext:value-type="float">
            <text:p>0.0031016786</text:p>
          </table:table-cell>
          <table:table-cell office:value-type="float" office:value="0.0199976898756543" calcext:value-type="float">
            <text:p>0.0199976899</text:p>
          </table:table-cell>
          <table:table-cell/>
          <table:table-cell table:formula="of:=[.B54]+(2*[.C54])+[.D54]+(2*[.E54])+(2*[.F54])" office:value-type="float" office:value="0.05" calcext:value-type="float">
            <text:p>0.05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451863693902052" calcext:value-type="float">
            <text:p>0.0451863694</text:p>
          </table:table-cell>
          <table:table-cell table:formula="of:=([.J54]/[.I54])*100" office:value-type="float" office:value="0.564829617377565" calcext:value-type="float">
            <text:p>0.5648296174</text:p>
          </table:table-cell>
          <table:table-cell/>
          <table:table-cell table:formula="of:=[.J54]/[.H54]" office:value-type="float" office:value="0.903727387804104" calcext:value-type="float">
            <text:p>0.9037273878</text:p>
          </table:table-cell>
          <table:table-cell table:formula="of:=([.B54]+[.D54])/([.C54]+[.E54]+[.F54])" office:value-type="float" office:value="0.153349719461811" calcext:value-type="float">
            <text:p>0.1533497195</text:p>
          </table:table-cell>
          <table:table-cell table:formula="of:=([.B54]+[.D54])/(2*[.C54]+2*[.E54]+2*[.F54])" office:value-type="float" office:value="0.0766748597309057" calcext:value-type="float">
            <text:p>0.0766748597</text:p>
          </table:table-cell>
          <table:table-cell table:formula="of:=([.B54]+[.D54])/([.B54]+(2*[.C54])+[.D54]+(2*[.E54])+(2*[.F54]))" office:value-type="float" office:value="0.071214498079828" calcext:value-type="float">
            <text:p>0.0712144981</text:p>
          </table:table-cell>
          <table:table-cell table:formula="of:=[.D54]/([.B54]+[.D54])" office:value-type="float" office:value="0.586765629273357" calcext:value-type="float">
            <text:p>0.5867656293</text:p>
          </table:table-cell>
          <table:table-cell table:formula="of:=([.E54]+(2*[.F54]))/(2*([.C54]+[.E54]+[.F54]))" office:value-type="float" office:value="0.92803038617951" calcext:value-type="float">
            <text:p>0.9280303862</text:p>
          </table:table-cell>
          <table:table-cell table:formula="of:=([.P54]*[.Q54])+((1-[.P54])*[.R54])" office:value-type="float" office:value="0.903727387804104" calcext:value-type="float">
            <text:p>0.9037273878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539203201402" calcext:value-type="float">
            <text:p>9.9539203201</text:p>
          </table:table-cell>
          <table:table-cell office:value-type="float" office:value="0.00119621441712164" calcext:value-type="float">
            <text:p>0.0011962144</text:p>
          </table:table-cell>
          <table:table-cell office:value-type="float" office:value="0.0000794881021575789" calcext:value-type="float">
            <text:p>7.94881021575789E-05</text:p>
          </table:table-cell>
          <table:table-cell office:value-type="float" office:value="0.00212540360439896" calcext:value-type="float">
            <text:p>0.0021254036</text:p>
          </table:table-cell>
          <table:table-cell office:value-type="float" office:value="0.00256512951876383" calcext:value-type="float">
            <text:p>0.0025651295</text:p>
          </table:table-cell>
          <table:table-cell office:value-type="float" office:value="0.0206945733683183" calcext:value-type="float">
            <text:p>0.0206945734</text:p>
          </table:table-cell>
          <table:table-cell/>
          <table:table-cell table:formula="of:=[.B55]+(2*[.C55])+[.D55]+(2*[.E55])+(2*[.F55])" office:value-type="float" office:value="0.05" calcext:value-type="float">
            <text:p>0.05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460796798597994" calcext:value-type="float">
            <text:p>0.0460796799</text:p>
          </table:table-cell>
          <table:table-cell table:formula="of:=([.J55]/[.I55])*100" office:value-type="float" office:value="0.460796798597994" calcext:value-type="float">
            <text:p>0.4607967986</text:p>
          </table:table-cell>
          <table:table-cell/>
          <table:table-cell table:formula="of:=[.J55]/[.H55]" office:value-type="float" office:value="0.921593597195987" calcext:value-type="float">
            <text:p>0.9215935972</text:p>
          </table:table-cell>
          <table:table-cell table:formula="of:=([.B55]+[.D55])/([.C55]+[.E55]+[.F55])" office:value-type="float" office:value="0.1423193298796" calcext:value-type="float">
            <text:p>0.1423193299</text:p>
          </table:table-cell>
          <table:table-cell table:formula="of:=([.B55]+[.D55])/(2*[.C55]+2*[.E55]+2*[.F55])" office:value-type="float" office:value="0.0711596649398002" calcext:value-type="float">
            <text:p>0.0711596649</text:p>
          </table:table-cell>
          <table:table-cell table:formula="of:=([.B55]+[.D55])/([.B55]+(2*[.C55])+[.D55]+(2*[.E55])+(2*[.F55]))" office:value-type="float" office:value="0.066432360430412" calcext:value-type="float">
            <text:p>0.0664323604</text:p>
          </table:table-cell>
          <table:table-cell table:formula="of:=[.D55]/([.B55]+[.D55])" office:value-type="float" office:value="0.639869964164626" calcext:value-type="float">
            <text:p>0.6398699642</text:p>
          </table:table-cell>
          <table:table-cell table:formula="of:=([.E55]+(2*[.F55]))/(2*([.C55]+[.E55]+[.F55]))" office:value-type="float" office:value="0.941640956528122" calcext:value-type="float">
            <text:p>0.9416409565</text:p>
          </table:table-cell>
          <table:table-cell table:formula="of:=([.P55]*[.Q55])+((1-[.P55])*[.R55])" office:value-type="float" office:value="0.921593597195987" calcext:value-type="float">
            <text:p>0.9215935972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15:27.5147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3T17:34:31.269402000</dc:date>
    <meta:editing-duration>PT23H19M53S</meta:editing-duration>
    <meta:editing-cycles>9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